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2">
      <style:paragraph-properties fo:text-align="center" style:justify-single-word="false" fo:break-before="page"/>
    </style:style>
    <style:style style:name="P3" style:family="paragraph" style:parent-style-name="Heading_20_4">
      <style:text-properties officeooo:paragraph-rsid="001e4270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officeooo:paragraph-rsid="001a57a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officeooo:rsid="001bee7b" officeooo:paragraph-rsid="001bee7b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text-properties fo:font-size="18pt" style:font-size-asian="18pt" style:font-size-complex="18pt"/>
    </style:style>
    <style:style style:name="P14" style:family="paragraph" style:parent-style-name="Standard">
      <style:text-properties style:font-name="Liberation Serif" fo:font-size="12pt" style:font-size-asian="12pt" style:font-size-complex="12pt"/>
    </style:style>
    <style:style style:name="P1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text-indent="0in" style:auto-text-indent="false" fo:padding="0in" fo:border="none"/>
      <style:text-properties style:font-name="Liberation Serif" fo:font-size="12pt" style:font-size-asian="12pt" style:font-size-complex="12pt"/>
    </style:style>
    <style:style style:name="P17" style:family="paragraph" style:parent-style-name="Title">
      <style:paragraph-properties fo:text-align="center" style:justify-single-word="false"/>
    </style:style>
    <style:style style:name="T1" style:family="text">
      <style:text-properties officeooo:rsid="001a57ac"/>
    </style:style>
    <style:style style:name="T2" style:family="text">
      <style:text-properties officeooo:rsid="001bee7b"/>
    </style:style>
    <style:style style:name="T3" style:family="text">
      <style:text-properties officeooo:rsid="001da3e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 style:font-size-asian="12pt" style:font-size-complex="12pt" loext:padding="0in" loext:border="none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 loext:padding="0in" loext:border="none"/>
    </style:style>
    <style:style style:name="T8" style:family="text">
      <style:text-properties officeooo:rsid="001e42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═══════════════════════════════════════════════════</text:p>
      <text:p text:style-name="P8"/>
      <text:p text:style-name="P17"><text:s text:c="8"/>LIBRARY MANAGEMENT SYSTEM</text:p>
      <text:p text:style-name="Standard"><text:s text:c="8"/></text:p>
      <text:p text:style-name="Subtitle"><text:s text:c="5"/>Programming in Java - Project</text:p>
      <text:p text:style-name="Subtitle"><text:s text:c="5"/></text:p>
      <text:p text:style-name="P8">═══════════════════════════════════════════════════</text:p>
      <text:p text:style-name="P8"/>
      <text:p text:style-name="Standard"/>
      <text:p text:style-name="P10">Submitted By:</text:p>
      <text:p text:style-name="P11">Akshat Sharma</text:p>
      <text:p text:style-name="P12">Registration Number: <text:span text:style-name="T2">24BSA10007</text:span></text:p>
      <text:p text:style-name="P12">Branch: <text:span text:style-name="T2">B.Tech in Computer Science specializing in Cloud Computing and Automation</text:span></text:p>
      <text:p text:style-name="P12"/>
      <text:p text:style-name="P12"/>
      <text:p text:style-name="P10">Submitted To:</text:p>
      <text:p text:style-name="P11">Professor Pramod Bhat</text:p>
      <text:p text:style-name="P12">Department of Computer Science and Engineering</text:p>
      <text:p text:style-name="P12"/>
      <text:p text:style-name="P12"/>
      <text:p text:style-name="P10">VIT Bhopal University</text:p>
      <text:p text:style-name="P10">Academic Year 2025-26</text:p>
      <text:p text:style-name="P10"/>
      <text:p text:style-name="P10">Date of Submission: November 2<text:span text:style-name="T3">4</text:span>, 2025</text:p>
      <text:p text:style-name="P8"/>
      <text:p text:style-name="P8">═══════════════════════════════════════════════════</text:p>
      <text:h text:style-name="P2" text:outline-level="2">TABLE OF CONTENTS</text:h>
      <text:p text:style-name="Standard"/>
      <text:p text:style-name="P13">1. Introduction .........................………….................. 3</text:p>
      <text:p text:style-name="P13">2. Problem Statement ............................……............ 4</text:p>
      <text:p text:style-name="P13">3. Functional Requirements ..........................…........ 5</text:p>
      <text:p text:style-name="P13">4. Non-Functional Requirements .............................. 6</text:p>
      <text:p text:style-name="P13">5. System Architecture ................................……...... 7</text:p>
      <text:p text:style-name="P13">6. Design Diagrams ..................................………..... 8</text:p>
      <text:p text:style-name="P13"><text:s text:c="3"/>6.1 Use Case Diagram</text:p>
      <text:p text:style-name="P13"><text:s text:c="3"/>6.2 Class Diagram</text:p>
      <text:p text:style-name="P13"><text:s text:c="3"/>6.3 Sequence Diagram</text:p>
      <text:p text:style-name="P13"><text:s text:c="3"/>6.4 ER Diagram</text:p>
      <text:p text:style-name="P13"><text:s text:c="3"/>6.5 System Architecture Diagram</text:p>
      <text:p text:style-name="P13">7. Design Decisions &amp; Rationale ............................. 13</text:p>
      <text:p text:style-name="P13">8. Implementation Details ...............................……. 15</text:p>
      <text:p text:style-name="P13">9. Screenshots &amp; Results ................................…….. 18</text:p>
      <text:p text:style-name="P13">10. Testing Approach ................................……........ 22</text:p>
      <text:p text:style-name="P13">11. Challenges Faced ..................................……...... 24</text:p>
      <text:p text:style-name="P13">12. Learnings &amp; Key Takeaways ......................….... 25</text:p>
      <text:p text:style-name="P13">13. Future Enhancements ................................…….. 26</text:p>
      <text:p text:style-name="P13">14. References .......................................………….... 27</text:p>
      <text:h text:style-name="P1" text:outline-level="3">1. <text:span text:style-name="T4">INTRODUCTION</text:span></text:h>
      <text:p text:style-name="Standard"/>
      <text:p text:style-name="Standard">The Library Management System is a comprehensive Java-based desktop application designed to automate and streamline library operations. This project addresses the challenges faced by traditional manual library management systems, including inefficient book tracking, time-consuming transaction processing, and lack of systematic record-keeping.</text:p>
      <text:p text:style-name="Standard"/>
      <text:h text:style-name="Heading_20_4" text:outline-level="4">PROJECT OVERVIEW</text:h>
      <text:p text:style-name="Standard"/>
      <text:p text:style-name="Standard">This system provides a complete solution for managing library resources, including:</text:p>
      <text:p text:style-name="Standard">- Book inventory management with categorization and search capabilities</text:p>
      <text:p text:style-name="Standard">- Member registration and profile management for students and faculty</text:p>
      <text:p text:style-name="Standard">- Automated book issue and return processing</text:p>
      <text:p text:style-name="Standard">- Fine calculation for overdue books</text:p>
      <text:p text:style-name="Standard">- Transaction history tracking and reporting</text:p>
      <text:p text:style-name="Standard">- Admin authentication and access control</text:p>
      <text:p text:style-name="Standard"/>
      <text:p text:style-name="Standard">The application is built using Core Java, following object-oriented programming principles and implementing a three-tier architecture (Presentation, Business Logic, and Data Access layers). Data persistence is achieved through file-based storage, making the system lightweight and easy to deploy.</text:p>
      <text:p text:style-name="Standard"/>
      <text:h text:style-name="Heading_20_4" text:outline-level="4">MOTIVATION</text:h>
      <text:p text:style-name="Standard"/>
      <text:p text:style-name="Standard">The motivation behind this project stems from observing the inefficiencies in manual library operations:</text:p>
      <text:p text:style-name="Standard">- Time-consuming manual book searches</text:p>
      <text:p text:style-name="Standard">- Human errors in record-keeping</text:p>
      <text:p text:style-name="Standard">- Difficulty in tracking overdue books</text:p>
      <text:p text:style-name="Standard">- Lack of real-time availability information</text:p>
      <text:p text:style-name="P7">- Complex fine calculation processes</text:p>
      <text:p text:style-name="Standard"/>
      <text:p text:style-name="Standard">This system aims to eliminate these issues by providing a robust, user-friendly, and efficient digital solution.</text:p>
      <text:p text:style-name="Standard"/>
      <text:h text:style-name="Heading_20_4" text:outline-level="4">SCOPE</text:h>
      <text:p text:style-name="Standard"/>
      <text:p text:style-name="Standard">The Library Management System caters to two primary user groups:</text:p>
      <text:p text:style-name="Standard">1. Library Administrators - Complete control over library operations</text:p>
      <text:p text:style-name="Standard">2. Library Members - Limited access for book searching and availability checking</text:p>
      <text:p text:style-name="Standard"/>
      <text:p text:style-name="Standard">The system is designed specifically for small to medium-sized institutional libraries, with a focus on simplicity, reliability, and ease of use.</text:p>
      <text:p text:style-name="Standard"/>
      <text:h text:style-name="Heading_20_4" text:outline-level="4">TECHNOLOGY STACK</text:h>
      <text:p text:style-name="Standard"/>
      <text:p text:style-name="Standard">- Programming Language: Java (JDK 8+)</text:p>
      <text:p text:style-name="Standard"><text:soft-page-break/>- User Interface: Console-based menu system</text:p>
      <text:p text:style-name="Standard">- Data Storage: File I/O (Text files)</text:p>
      <text:p text:style-name="Standard">- Collections: ArrayList, HashMap, TreeSet</text:p>
      <text:p text:style-name="Standard">- Date/Time: java.time package (LocalDate)</text:p>
      <text:p text:style-name="Standard">- Design Patterns: Singleton, MVC<text:span text:style-name="T1">S</text:span></text:p>
      <text:h text:style-name="P1" text:outline-level="3">2. <text:span text:style-name="T4">PROBLEM STATEMENT</text:span></text:h>
      <text:p text:style-name="Standard"/>
      <text:h text:style-name="Heading_20_4" text:outline-level="4">BACKGROUND</text:h>
      <text:p text:style-name="Standard"/>
      <text:p text:style-name="Standard">Traditional library management in educational institutions relies heavily on manual processes, leading to several operational challenges:</text:p>
      <text:p text:style-name="Standard"/>
      <text:p text:style-name="P9">1. MANUAL RECORD-KEEPING CHALLENGES</text:p>
      <text:p text:style-name="Standard"><text:s text:c="3"/>- Physical registers are prone to damage and loss</text:p>
      <text:p text:style-name="Standard"><text:s text:c="3"/>- Difficult to maintain long-term historical records</text:p>
      <text:p text:style-name="Standard"><text:s text:c="3"/>- Time-consuming to search through manual entries</text:p>
      <text:p text:style-name="Standard"><text:s text:c="3"/>- High probability of human errors in data entry</text:p>
      <text:p text:style-name="Standard"/>
      <text:p text:style-name="P9">2. BOOK TRACKING DIFFICULTIES</text:p>
      <text:p text:style-name="Standard"><text:s text:c="3"/>- No real-time visibility of book availability</text:p>
      <text:p text:style-name="Standard"><text:s text:c="3"/>- Difficult to locate misplaced books</text:p>
      <text:p text:style-name="Standard"><text:s text:c="3"/>- Challenge in tracking book issue/return status</text:p>
      <text:p text:style-name="Standard"><text:s text:c="3"/>- No systematic way to identify overdue books</text:p>
      <text:p text:style-name="Standard"/>
      <text:p text:style-name="P9">3. FINE CALCULATION COMPLEXITY</text:p>
      <text:p text:style-name="Standard"><text:s text:c="3"/>- Manual calculation of fines is error-prone</text:p>
      <text:p text:style-name="Standard"><text:s text:c="3"/>- Inconsistent fine enforcement</text:p>
      <text:p text:style-name="Standard"><text:s text:c="3"/>- No automated reminder system for overdue books</text:p>
      <text:p text:style-name="Standard"><text:s text:c="3"/>- Difficult to track fine payment status</text:p>
      <text:p text:style-name="Standard"/>
      <text:p text:style-name="P9">4. MEMBER MANAGEMENT ISSUES</text:p>
      <text:p text:style-name="Standard"><text:s text:c="3"/>- No centralized member database</text:p>
      <text:p text:style-name="Standard"><text:s text:c="3"/>- Difficult to track individual borrowing history</text:p>
      <text:p text:style-name="Standard"><text:s text:c="3"/>- Challenge in enforcing borrowing limits</text:p>
      <text:p text:style-name="Standard"><text:s text:c="3"/>- No way to analyze member usage patterns</text:p>
      <text:p text:style-name="Standard"/>
      <text:p text:style-name="P9">5. OPERATIONAL INEFFICIENCIES</text:p>
      <text:p text:style-name="Standard"><text:s text:c="3"/>- Long queues during peak hours</text:p>
      <text:p text:style-name="Standard"><text:s text:c="3"/>- Time-consuming book issue/return processes</text:p>
      <text:p text:style-name="Standard"><text:s text:c="3"/>- Difficulty in generating reports</text:p>
      <text:p text:style-name="Standard"><text:s text:c="3"/>- Lack of statistical insights for library planning</text:p>
      <text:p text:style-name="Standard"/>
      <text:h text:style-name="Heading_20_4" text:outline-level="4">PROBLEM DEFINITION</text:h>
      <text:p text:style-name="Standard"/>
      <text:p text:style-name="Standard">Design and implement a Library Management System that:</text:p>
      <text:p text:style-name="Standard">- Automates core library operations (book management, member management, transactions)</text:p>
      <text:p text:style-name="Standard">- Provides efficient search and retrieval mechanisms</text:p>
      <text:p text:style-name="Standard">- Implements accurate and automated fine calculation</text:p>
      <text:p text:style-name="Standard">- Maintains comprehensive transaction history</text:p>
      <text:p text:style-name="Standard">- Ensures data persistence and reliability</text:p>
      <text:p text:style-name="Standard">- Offers intuitive user interface for librarians</text:p>
      <text:p text:style-name="Standard">- Generates reports for library administration</text:p>
      <text:p text:style-name="Standard"/>
      <text:h text:style-name="Heading_20_4" text:outline-level="4"><text:soft-page-break/></text:h>
      <text:h text:style-name="Heading_20_4" text:outline-level="4">TARGET USERS</text:h>
      <text:p text:style-name="Standard"/>
      <text:p text:style-name="P9">PRIMARY USERS (Librarians/Administrators):</text:p>
      <text:p text:style-name="Standard">- Manage complete library inventory</text:p>
      <text:p text:style-name="Standard">- Process book issues and returns</text:p>
      <text:p text:style-name="Standard">- Register and manage member accounts</text:p>
      <text:p text:style-name="Standard">- Generate reports and statistics</text:p>
      <text:p text:style-name="Standard">- Monitor overdue books and fines</text:p>
      <text:p text:style-name="Standard"/>
      <text:p text:style-name="P9">SECONDARY USERS (Library Members):</text:p>
      <text:p text:style-name="Standard">- Search for books by various criteria</text:p>
      <text:p text:style-name="Standard">- Check book availability</text:p>
      <text:p text:style-name="Standard">- View borrowing history</text:p>
      <text:p text:style-name="Standard">- Check due dates and pending fines</text:p>
      <text:p text:style-name="Standard"/>
      <text:h text:style-name="Heading_20_4" text:outline-level="4">EXPECTED OUTCOMES</text:h>
      <text:p text:style-name="Standard"/>
      <text:p text:style-name="Standard">Upon successful implementation, the system should:</text:p>
      <text:p text:style-name="Standard"><text:s/>Reduce transaction processing time by 60%</text:p>
      <text:p text:style-name="Standard"><text:s/>Eliminate manual calculation errors</text:p>
      <text:p text:style-name="Standard"><text:s/>Provide instant book availability information</text:p>
      <text:p text:style-name="Standard"><text:s/>Maintain 100% accurate transaction records</text:p>
      <text:p text:style-name="Standard"><text:s/>Enable data-driven library management decisions</text:p>
      <text:p text:style-name="Standard"><text:s/>Improve overall library operational efficiency</text:p>
      <text:p text:style-name="Standard"/>
      <text:h text:style-name="P1" text:outline-level="3">3. FUNCTIONAL REQUIREMENTS</text:h>
      <text:p text:style-name="Standard"/>
      <text:p text:style-name="Standard">The Library Management System must fulfill the following functional requirements:</text:p>
      <text:p text:style-name="Standard"/>
      <text:h text:style-name="Heading_20_4" text:outline-level="4">3.1 BOOK MANAGEMENT MODULE</text:h>
      <text:p text:style-name="Standard"/>
      <text:p text:style-name="Standard">FR-BM-01: Add New Book</text:p>
      <text:p text:style-name="Standard">- System shall allow admin to add new books with details: Book ID, Title, Author, ISBN, Category, Quantity</text:p>
      <text:p text:style-name="Standard">- System shall validate Book ID format (B001, B002, etc.)</text:p>
      <text:p text:style-name="Standard">- System shall validate ISBN format (10 or 13 digits)</text:p>
      <text:p text:style-name="Standard">- System shall prevent duplicate Book IDs</text:p>
      <text:p text:style-name="Standard"/>
      <text:p text:style-name="Standard">FR-BM-02: Update Book Information</text:p>
      <text:p text:style-name="Standard">- System shall allow modification of book details except Book ID</text:p>
      <text:p text:style-name="Standard">- System shall preserve availability information during updates</text:p>
      <text:p text:style-name="Standard"/>
      <text:p text:style-name="Standard">FR-BM-03: Remove Book</text:p>
      <text:p text:style-name="Standard">- System shall allow deletion of books not currently issued</text:p>
      <text:p text:style-name="Standard">- System shall display confirmation before deletion</text:p>
      <text:p text:style-name="Standard"/>
      <text:p text:style-name="Standard">FR-BM-04: Search Books</text:p>
      <text:p text:style-name="Standard">- System shall support search by: Title, Author, ISBN, Category, Book ID</text:p>
      <text:p text:style-name="Standard">- System shall display matching results with availability status</text:p>
      <text:p text:style-name="Standard"/>
      <text:p text:style-name="Standard">FR-BM-05: View Books</text:p>
      <text:p text:style-name="Standard">- System shall display all books with complete details</text:p>
      <text:p text:style-name="Standard">- System shall show available quantity vs total quantity</text:p>
      <text:p text:style-name="Standard">- System shall filter books by availability status</text:p>
      <text:p text:style-name="Standard"/>
      <text:h text:style-name="Heading_20_4" text:outline-level="4">3.2 MEMBER MANAGEMENT MODULE</text:h>
      <text:p text:style-name="Standard"/>
      <text:p text:style-name="Standard">FR-MM-01: Register New Member</text:p>
      <text:p text:style-name="Standard">- System shall allow registration with: Member ID, Name, Email, Phone, Member Type</text:p>
      <text:p text:style-name="Standard">- System shall validate email format</text:p>
      <text:p text:style-name="Standard">- System shall validate phone number (10 digits)</text:p>
      <text:p text:style-name="Standard">- System shall set borrowing limits: Students (3 books), Faculty (5 books)</text:p>
      <text:p text:style-name="Standard"/>
      <text:p text:style-name="Standard">FR-MM-02: Update Member Information</text:p>
      <text:p text:style-name="Standard">- System shall allow modification of member details except Member ID</text:p>
      <text:p text:style-name="Standard">- System shall preserve borrowing history during updates</text:p>
      <text:p text:style-name="Standard"/>
      <text:p text:style-name="Standard">FR-MM-03: Search Members</text:p>
      <text:p text:style-name="Standard">- System shall support search by: Member ID, Name, Email</text:p>
      <text:p text:style-name="Standard">- System shall display member details and current borrowing status</text:p>
      <text:p text:style-name="Standard"/>
      <text:p text:style-name="Standard">FR-MM-04: View Member Details</text:p>
      <text:p text:style-name="Standard">- System shall display complete member profile</text:p>
      <text:p text:style-name="Standard">- System shall show currently borrowed books count</text:p>
      <text:p text:style-name="Standard"><text:soft-page-break/>- System shall show borrowing limit and remaining capacity</text:p>
      <text:p text:style-name="Standard"/>
      <text:h text:style-name="Heading_20_4" text:outline-level="4">3.3 TRANSACTION MANAGEMENT MODULE</text:h>
      <text:p text:style-name="Standard"/>
      <text:p text:style-name="Standard">FR-TM-01: Issue Book</text:p>
      <text:p text:style-name="Standard">- System shall verify book availability before issuing</text:p>
      <text:p text:style-name="Standard">- System shall verify member borrowing limit before issuing</text:p>
      <text:p text:style-name="Standard">- System shall generate unique Transaction ID</text:p>
      <text:p text:style-name="Standard">- System shall set due date as 14 days from issue date</text:p>
      <text:p text:style-name="Standard">- System shall update book availability count</text:p>
      <text:p text:style-name="Standard">- System shall update member's borrowed books count</text:p>
      <text:p text:style-name="Standard"/>
      <text:p text:style-name="Standard">FR-TM-02: Return Book</text:p>
      <text:p text:style-name="Standard">- System shall accept returns using Transaction ID</text:p>
      <text:p text:style-name="Standard">- System shall calculate overdue days automatically</text:p>
      <text:p text:style-name="Standard">- System shall calculate fine at ₹5 per overdue day</text:p>
      <text:p text:style-name="Standard">- System shall update book availability count</text:p>
      <text:p text:style-name="Standard">- System shall update member's borrowed books count</text:p>
      <text:p text:style-name="Standard">- System shall mark transaction as RETURNED</text:p>
      <text:p text:style-name="Standard"/>
      <text:p text:style-name="Standard">FR-TM-03: View Transactions</text:p>
      <text:p text:style-name="Standard">- System shall display all transaction history</text:p>
      <text:p text:style-name="Standard">- System shall filter transactions by member</text:p>
      <text:p text:style-name="Standard">- System shall filter transactions by book</text:p>
      <text:p text:style-name="Standard">- System shall show currently issued books</text:p>
      <text:p text:style-name="Standard">- System shall display transaction status (ISSUED/RETURNED)</text:p>
      <text:p text:style-name="Standard"/>
      <text:p text:style-name="Standard">FR-TM-04: Calculate Fines</text:p>
      <text:p text:style-name="Standard">- System shall automatically calculate fines for overdue books</text:p>
      <text:p text:style-name="Standard">- Fine rate: ₹5.00 per day after due date</text:p>
      <text:p text:style-name="Standard">- System shall display overdue days and fine amount</text:p>
      <text:p text:style-name="Standard"/>
      <text:h text:style-name="Heading_20_4" text:outline-level="4">3.4 AUTHENTICATION MODULE</text:h>
      <text:p text:style-name="Standard"/>
      <text:p text:style-name="Standard">FR-AM-01: Admin Login</text:p>
      <text:p text:style-name="Standard">- System shall authenticate admin with username and password</text:p>
      <text:p text:style-name="Standard">- Default credentials: username "admin", password "admin123"</text:p>
      <text:p text:style-name="Standard">- System shall maintain login session</text:p>
      <text:p text:style-name="Standard"/>
      <text:p text:style-name="Standard">FR-AM-02: Logout</text:p>
      <text:p text:style-name="Standard">- System shall allow admin to logout</text:p>
      <text:p text:style-name="Standard">- System shall return to public menu after logout</text:p>
      <text:p text:style-name="Standard"/>
      <text:h text:style-name="Heading_20_4" text:outline-level="4">3.5 REPORTING MODULE</text:h>
      <text:p text:style-name="Standard"/>
      <text:p text:style-name="Standard">FR-RM-01: Overdue Books Report</text:p>
      <text:p text:style-name="Standard">- System shall list all overdue books</text:p>
      <text:p text:style-name="Standard">- System shall show member details for each overdue book</text:p>
      <text:p text:style-name="Standard">- System shall calculate and display total fines</text:p>
      <text:p text:style-name="Standard"><text:soft-page-break/></text:p>
      <text:p text:style-name="Standard">FR-RM-02: Statistics Dashboard</text:p>
      <text:p text:style-name="Standard">- System shall display: Total books, Available books, Total members</text:p>
      <text:p text:style-name="Standard">- System shall show: Total transactions, Currently issued, Overdue books</text:p>
      <text:p text:style-name="Standard">- System shall calculate total pending fines</text:p>
      <text:p text:style-name="Standard"/>
      <text:h text:style-name="Heading_20_4" text:outline-level="4">3.6 DATA PERSISTENCE</text:h>
      <text:p text:style-name="Standard"/>
      <text:p text:style-name="Standard">FR-DP-01: Save Data</text:p>
      <text:p text:style-name="Standard">- System shall automatically save all data to files after each operation</text:p>
      <text:p text:style-name="Standard">- Data files: books.txt, members.txt, transactions.txt, admins.txt</text:p>
      <text:p text:style-name="Standard"/>
      <text:p text:style-name="Standard">FR-DP-02: Load Data</text:p>
      <text:p text:style-name="Standard">- System shall load existing data on application startup</text:p>
      <text:p text:style-name="Standard">- System shall handle missing files gracefully</text:p>
      <text:h text:style-name="P1" text:outline-level="3">4. NON-FUNCTIONAL REQUIREMENTS</text:h>
      <text:p text:style-name="Standard"/>
      <text:h text:style-name="Heading_20_4" text:outline-level="4">4.1 PERFORMANCE REQUIREMENTS</text:h>
      <text:p text:style-name="Standard"/>
      <text:p text:style-name="Standard">NFR-PR-01: Response Time</text:p>
      <text:p text:style-name="Standard">- Book search operations shall complete within 1 second for up to 10,000 books</text:p>
      <text:p text:style-name="Standard">- Transaction processing shall complete within 2 seconds</text:p>
      <text:p text:style-name="Standard">- Data loading on startup shall complete within 3 seconds</text:p>
      <text:p text:style-name="Standard"/>
      <text:p text:style-name="Standard">NFR-PR-02: Resource Efficiency</text:p>
      <text:p text:style-name="Standard">- Application memory footprint shall not exceed 50 MB</text:p>
      <text:p text:style-name="Standard">- File I/O operations shall be optimized to minimize disk access</text:p>
      <text:p text:style-name="Standard">- Search algorithms shall use efficient data structures (HashMap, TreeSet)</text:p>
      <text:p text:style-name="Standard"/>
      <text:h text:style-name="Heading_20_4" text:outline-level="4">4.2 RELIABILITY REQUIREMENTS</text:h>
      <text:p text:style-name="Standard"/>
      <text:p text:style-name="Standard">NFR-RL-01: Data Integrity</text:p>
      <text:p text:style-name="Standard">- System shall ensure no data loss during normal operations</text:p>
      <text:p text:style-name="Standard">- All file write operations shall be atomic</text:p>
      <text:p text:style-name="Standard">- System shall validate all inputs before processing</text:p>
      <text:p text:style-name="Standard"/>
      <text:p text:style-name="Standard">NFR-RL-02: Error Handling</text:p>
      <text:p text:style-name="Standard">- System shall handle all exceptions gracefully without crashing</text:p>
      <text:p text:style-name="Standard">- System shall display meaningful error messages to users</text:p>
      <text:p text:style-name="Standard">- File I/O errors shall not corrupt existing data</text:p>
      <text:p text:style-name="Standard"/>
      <text:p text:style-name="Standard">NFR-RL-03: Data Consistency</text:p>
      <text:p text:style-name="Standard">- Book availability count shall always be accurate</text:p>
      <text:p text:style-name="Standard">- Member borrowing count shall always match issued books</text:p>
      <text:p text:style-name="Standard">- Transaction records shall maintain referential integrity</text:p>
      <text:p text:style-name="Standard"/>
      <text:h text:style-name="Heading_20_4" text:outline-level="4">4.3 USABILITY REQUIREMENTS</text:h>
      <text:p text:style-name="Standard"/>
      <text:p text:style-name="Standard">NFR-US-01: User Interface</text:p>
      <text:p text:style-name="Standard">- Menu options shall be clearly numbered and described</text:p>
      <text:p text:style-name="Standard">- System shall provide confirmation prompts for critical operations</text:p>
      <text:p text:style-name="Standard">- Error messages shall be clear and actionable</text:p>
      <text:p text:style-name="Standard">- Success messages shall confirm completed operations</text:p>
      <text:p text:style-name="Standard"/>
      <text:p text:style-name="Standard">NFR-US-02: Ease of Use</text:p>
      <text:p text:style-name="Standard">- Admin shall be able to complete common tasks within 3 steps</text:p>
      <text:p text:style-name="Standard">- Search results shall be displayed in readable format</text:p>
      <text:p text:style-name="Standard">- System shall provide helpful input format hints</text:p>
      <text:p text:style-name="Standard"/>
      <text:h text:style-name="Heading_20_4" text:outline-level="4"><text:soft-page-break/></text:h>
      <text:h text:style-name="Heading_20_4" text:outline-level="4" text:is-list-header="true">4.4 MAINTAINABILITY REQUIREMENTS</text:h>
      <text:p text:style-name="Standard"/>
      <text:p text:style-name="Standard">NFR-MT-01: Code Quality</text:p>
      <text:p text:style-name="Standard">- Code shall follow standard Java naming conventions</text:p>
      <text:p text:style-name="Standard">- All classes shall have meaningful names and documentation</text:p>
      <text:p text:style-name="Standard">- Methods shall be modular with single responsibility</text:p>
      <text:p text:style-name="Standard">- Code duplication shall be minimized</text:p>
      <text:p text:style-name="Standard"/>
      <text:p text:style-name="Standard">NFR-MT-02: Code Organization</text:p>
      <text:p text:style-name="Standard">- Application shall follow three-tier architecture</text:p>
      <text:p text:style-name="Standard">- Classes shall be organized into logical packages</text:p>
      <text:p text:style-name="Standard">- Business logic shall be separated from presentation logic</text:p>
      <text:p text:style-name="Standard"/>
      <text:p text:style-name="Standard">NFR-MT-03: Documentation</text:p>
      <text:p text:style-name="Standard">- All classes shall have JavaDoc comments</text:p>
      <text:p text:style-name="Standard">- Complex algorithms shall have inline comments</text:p>
      <text:p text:style-name="Standard">- README file shall provide setup and usage instructions</text:p>
      <text:p text:style-name="Standard"/>
      <text:h text:style-name="Heading_20_4" text:outline-level="4">4.5 SECURITY REQUIREMENTS</text:h>
      <text:p text:style-name="Standard"/>
      <text:p text:style-name="Standard">NFR-SC-01: Authentication</text:p>
      <text:p text:style-name="Standard">- Admin operations shall require login</text:p>
      <text:p text:style-name="Standard">- Password shall be verified before granting access</text:p>
      <text:p text:style-name="Standard">- Public operations (search) shall not require authentication</text:p>
      <text:p text:style-name="Standard"/>
      <text:p text:style-name="Standard">NFR-SC-02: Input Validation</text:p>
      <text:p text:style-name="Standard">- All user inputs shall be validated before processing</text:p>
      <text:p text:style-name="Standard">- Email format shall be validated using regex</text:p>
      <text:p text:style-name="Standard">- Phone numbers shall be validated (10 digits)</text:p>
      <text:p text:style-name="Standard">- ISBN format shall be validated</text:p>
      <text:p text:style-name="Standard">- Numeric inputs shall be validated for type and range</text:p>
      <text:p text:style-name="Standard"/>
      <text:p text:style-name="Standard">NFR-SC-03: Data Protection</text:p>
      <text:p text:style-name="Standard">- Sensitive operations shall require confirmation</text:p>
      <text:p text:style-name="Standard">- Book removal shall be prevented if copies are issued</text:p>
      <text:p text:style-name="Standard"/>
      <text:h text:style-name="Heading_20_4" text:outline-level="4">4.6 SCALABILITY REQUIREMENTS</text:h>
      <text:p text:style-name="Standard"/>
      <text:p text:style-name="Standard">NFR-SL-01: Data Volume</text:p>
      <text:p text:style-name="Standard">- System shall handle up to 10,000 books efficiently</text:p>
      <text:p text:style-name="Standard">- System shall support up to 5,000 members</text:p>
      <text:p text:style-name="Standard">- System shall maintain up to 50,000 transaction records</text:p>
      <text:p text:style-name="Standard"/>
      <text:p text:style-name="Standard">NFR-SL-02: Extensibility</text:p>
      <text:p text:style-name="Standard">- Architecture shall allow easy addition of new features</text:p>
      <text:p text:style-name="Standard">- New report types shall be easy to implement</text:p>
      <text:p text:style-name="Standard">- System shall support future database migration</text:p>
      <text:p text:style-name="Standard"/>
      <text:h text:style-name="Heading_20_4" text:outline-level="4"><text:soft-page-break/>4.7 PORTABILITY REQUIREMENTS</text:h>
      <text:p text:style-name="Standard"/>
      <text:p text:style-name="Standard">NFR-PT-01: Platform Independence</text:p>
      <text:p text:style-name="Standard">- Application shall run on Windows, macOS, and Linux</text:p>
      <text:p text:style-name="Standard">- System shall require only JRE 8 or higher</text:p>
      <text:p text:style-name="Standard">- No platform-specific dependencies shall be used</text:p>
      <text:p text:style-name="Standard"/>
      <text:h text:style-name="Heading_20_4" text:outline-level="4">4.8 LOGGING AND MONITORING</text:h>
      <text:p text:style-name="Standard"/>
      <text:p text:style-name="Standard">NFR-LM-01: Error Logging</text:p>
      <text:p text:style-name="Standard">- System shall log all exceptions to console</text:p>
      <text:p text:style-name="Standard">- File I/O errors shall be logged with timestamps</text:p>
      <text:p text:style-name="Standard">- Critical errors shall display stack traces for debugging</text:p>
      <text:h text:style-name="P1" text:outline-level="3">5. SYSTEM ARCHITECTURE</text:h>
      <text:p text:style-name="Standard"/>
      <text:h text:style-name="Heading_20_4" text:outline-level="4">5.1 ARCHITECTURAL PATTERN: THREE-TIER ARCHITECTURE</text:h>
      <text:p text:style-name="Standard"/>
      <text:p text:style-name="Standard">The Library Management System follows a three-tier architectural pattern:</text:p>
      <text:p text:style-name="Standard"/>
      <text:p text:style-name="P9">LAYER 1: PRESENTATION LAYER</text:p>
      <text:p text:style-name="Standard">├─ Main.java</text:p>
      <text:p text:style-name="Standard">├─ Console-based user interface</text:p>
      <text:p text:style-name="Standard">├─ Menu-driven interaction</text:p>
      <text:p text:style-name="Standard">└─ Input/Output handling</text:p>
      <text:p text:style-name="Standard"/>
      <text:p text:style-name="P9">LAYER 2: BUSINESS LOGIC LAYER</text:p>
      <text:p text:style-name="Standard">├─ BookService.java</text:p>
      <text:p text:style-name="Standard">├─ MemberService.java</text:p>
      <text:p text:style-name="Standard">├─ TransactionService.java</text:p>
      <text:p text:style-name="Standard">├─ AuthService.java</text:p>
      <text:p text:style-name="Standard">└─ Core business operations</text:p>
      <text:p text:style-name="Standard"/>
      <text:p text:style-name="P9">LAYER 3: DATA ACCESS LAYER</text:p>
      <text:p text:style-name="Standard">├─ FileHandler.java (Singleton)</text:p>
      <text:p text:style-name="Standard">├─ Utilities (Validator, DateUtils)</text:p>
      <text:p text:style-name="Standard">└─ File-based persistence</text:p>
      <text:p text:style-name="Standard"/>
      <text:p text:style-name="P9">LAYER 4: DATA STORAGE LAYER</text:p>
      <text:p text:style-name="Standard">├─ books.txt</text:p>
      <text:p text:style-name="Standard">├─ members.txt</text:p>
      <text:p text:style-name="Standard">├─ transactions.txt</text:p>
      <text:p text:style-name="Standard">└─ admins.txt</text:p>
      <text:p text:style-name="Standard"/>
      <text:h text:style-name="Heading_20_4" text:outline-level="4">BENEFITS OF THREE-TIER ARCHITECTURE:</text:h>
      <text:p text:style-name="Standard"/>
      <text:p text:style-name="Standard">Separation of Concerns: Each layer has specific responsibilities</text:p>
      <text:p text:style-name="Standard">Maintainability: Changes in one layer don't affect others</text:p>
      <text:p text:style-name="Standard">Testability: Each layer can be tested independently</text:p>
      <text:p text:style-name="Standard">Scalability: Easy to replace layers (e.g., database instead of files)</text:p>
      <text:p text:style-name="Standard">Reusability: Business logic can be reused with different UIs</text:p>
      <text:p text:style-name="Standard"/>
      <text:h text:style-name="Heading_20_4" text:outline-level="4">5.2 DESIGN PATTERNS USED</text:h>
      <text:p text:style-name="Standard"/>
      <text:p text:style-name="P9">SINGLETON PATTERN (FileHandler)</text:p>
      <text:p text:style-name="Standard">- Single instance ensures centralized file management</text:p>
      <text:p text:style-name="Standard">- Prevents multiple file access conflicts</text:p>
      <text:p text:style-name="Standard">- Manages all I/O operations</text:p>
      <text:p text:style-name="Standard">- Implementation: Private constructor + getInstance() method</text:p>
      <text:p text:style-name="Standard"/>
      <text:p text:style-name="P9">MVC PATTERN (Implicit)</text:p>
      <text:p text:style-name="Standard">- Model: Book, Member, Transaction, Admin classes</text:p>
      <text:p text:style-name="Standard"><text:soft-page-break/>- View: Console menu system in Main.java</text:p>
      <text:p text:style-name="Standard">- Controller: Service classes handle business logic</text:p>
      <text:p text:style-name="Standard"/>
      <text:h text:style-name="Heading_20_4" text:outline-level="4">5.3 CLASS RELATIONSHIPS</text:h>
      <text:p text:style-name="Standard"/>
      <text:p text:style-name="P9">MODELS:</text:p>
      <text:p text:style-name="Standard">┌─ Book: Represents library book with attributes and methods</text:p>
      <text:p text:style-name="Standard">├─ Member: Represents library member with borrowing privileges</text:p>
      <text:p text:style-name="Standard">├─ Transaction: Represents book issue/return transaction</text:p>
      <text:p text:style-name="Standard">└─ Admin: Represents system administrator</text:p>
      <text:p text:style-name="Standard"/>
      <text:p text:style-name="P9">SERVICES:</text:p>
      <text:p text:style-name="Standard">┌─ BookService: Manages book inventory operations</text:p>
      <text:p text:style-name="Standard">├─ MemberService: Manages member profile operations</text:p>
      <text:p text:style-name="Standard">├─ TransactionService: Manages book transactions</text:p>
      <text:p text:style-name="Standard">└─ AuthService: Manages admin authentication</text:p>
      <text:p text:style-name="Standard"/>
      <text:p text:style-name="P9">UTILS:</text:p>
      <text:p text:style-name="Standard">┌─ FileHandler: Handles all file I/O operations</text:p>
      <text:p text:style-name="Standard">├─ Validator: Provides input validation utilities</text:p>
      <text:p text:style-name="Standard">└─ DateUtils: Provides date calculation utilities</text:p>
      <text:p text:style-name="Standard"/>
      <text:h text:style-name="Heading_20_4" text:outline-level="4">5.4 DATA FLOW</text:h>
      <text:p text:style-name="Standard"/>
      <text:p text:style-name="Standard">USER INPUT</text:p>
      <text:p text:style-name="Standard"><text:s text:c="4"/>↓</text:p>
      <text:p text:style-name="Standard">MAIN (Presentation Layer)</text:p>
      <text:p text:style-name="Standard"><text:s text:c="4"/>↓</text:p>
      <text:p text:style-name="Standard">SERVICE CLASSES (Business Logic)</text:p>
      <text:p text:style-name="Standard"><text:s text:c="4"/>↓</text:p>
      <text:p text:style-name="Standard">MODEL OBJECTS (Data representation)</text:p>
      <text:p text:style-name="Standard"><text:s text:c="4"/>↓</text:p>
      <text:p text:style-name="Standard">FILE HANDLER (Data Access)</text:p>
      <text:p text:style-name="Standard"><text:s text:c="4"/>↓</text:p>
      <text:p text:style-name="Standard">TEXT FILES (Persistence)</text:p>
      <text:p text:style-name="Standard"/>
      <text:p text:style-name="Standard">5.5 COMPONENT INTERACTION DIAGRAM</text:p>
      <text:p text:style-name="Standard"/>
      <text:p text:style-name="Standard">┌──────────────────────────────────────────────────────┐</text:p>
      <text:p text:style-name="Standard">│ <text:s text:c="20"/>USER INTERFACE <text:s text:c="21"/>│</text:p>
      <text:p text:style-name="Standard">│ <text:s text:c="19"/>(Main.java) <text:s text:c="25"/>│</text:p>
      <text:p text:style-name="Standard">│ <text:s text:c="13"/>Menu-driven Console Application <text:s text:c="11"/>│</text:p>
      <text:p text:style-name="Standard">└──────────────────────┬───────────────────────────────┘</text:p>
      <text:p text:style-name="Standard"><text:s text:c="23"/>│</text:p>
      <text:p text:style-name="Standard"><text:s text:c="8"/>┌──────────────┼──────────────┐</text:p>
      <text:p text:style-name="Standard"><text:s text:c="8"/>│ <text:s text:c="13"/>│ <text:s text:c="13"/>│</text:p>
      <text:p text:style-name="Standard"><text:s text:c="8"/>▼ <text:s text:c="13"/>▼ <text:s text:c="13"/>▼</text:p>
      <text:p text:style-name="Standard">┌──────────────┐┌──────────────┐┌──────────────┐</text:p>
      <text:p text:style-name="Standard">│BookService <text:s text:c="2"/>││MemberService ││TransactionSvc│</text:p>
      <text:p text:style-name="Standard">│ <text:s text:c="13"/>││ <text:s text:c="13"/>││ <text:s text:c="13"/>│</text:p>
      <text:p text:style-name="Standard"><text:soft-page-break/>│add() <text:s text:c="8"/>││register() <text:s text:c="3"/>││issue() <text:s text:c="6"/>│</text:p>
      <text:p text:style-name="Standard">│update() <text:s text:c="5"/>││update() <text:s text:c="5"/>││return() <text:s text:c="5"/>│</text:p>
      <text:p text:style-name="Standard">│remove() <text:s text:c="5"/>││search() <text:s text:c="5"/>││calculate() <text:s text:c="2"/>│</text:p>
      <text:p text:style-name="Standard">│search() <text:s text:c="5"/>││canBorrow() <text:s text:c="2"/>││getOverdue() <text:s/>│</text:p>
      <text:p text:style-name="Standard">└──────┬───────┘└──────┬───────┘└──────┬───────┘</text:p>
      <text:p text:style-name="Standard"><text:s text:c="7"/>│ <text:s text:c="14"/>│ <text:s text:c="14"/>│</text:p>
      <text:p text:style-name="Standard"><text:s text:c="7"/>└───────────────┼───────────────┘</text:p>
      <text:p text:style-name="Standard"><text:s text:c="23"/>│</text:p>
      <text:p text:style-name="Standard"><text:s text:c="23"/>▼</text:p>
      <text:p text:style-name="Standard"><text:s text:c="14"/>┌──────────────────┐</text:p>
      <text:p text:style-name="Standard"><text:s text:c="14"/>│ <text:s/>FileHandler <text:s text:c="4"/>│</text:p>
      <text:p text:style-name="Standard"><text:s text:c="14"/>│ <text:s/>(Singleton) <text:s text:c="4"/>│</text:p>
      <text:p text:style-name="Standard"><text:s text:c="14"/>│ <text:s text:c="17"/>│</text:p>
      <text:p text:style-name="Standard"><text:s text:c="14"/>│save() <text:s/>load() <text:s text:c="3"/>│</text:p>
      <text:p text:style-name="Standard"><text:s text:c="14"/>└────────┬─────────┘</text:p>
      <text:p text:style-name="Standard"><text:s text:c="23"/>│</text:p>
      <text:p text:style-name="Standard"><text:s text:c="8"/>┌──────────────┼──────────────┐</text:p>
      <text:p text:style-name="Standard"><text:s text:c="8"/>│ <text:s text:c="13"/>│ <text:s text:c="13"/>│</text:p>
      <text:p text:style-name="Standard"><text:s text:c="8"/>▼ <text:s text:c="13"/>▼ <text:s text:c="13"/>▼</text:p>
      <text:p text:style-name="Standard"><text:s text:c="4"/>books.txt <text:s text:c="2"/>members.txt <text:s text:c="2"/>transactions.txt</text:p>
      <text:h text:style-name="P1" text:outline-level="3">6. DESIGN DIAGRAMS</text:h>
      <text:p text:style-name="Standard"/>
      <text:h text:style-name="Heading_20_4" text:outline-level="4">6.1 USE CASE DIAGRAM</text:h>
      <text:p text:style-name="Standard"/>
      <text:p text:style-name="Standard">Actors: Admin, Member</text:p>
      <text:p text:style-name="Standard"/>
      <text:p text:style-name="Standard">Use Cases:</text:p>
      <text:p text:style-name="Standard">Admin:</text:p>
      <text:p text:style-name="Standard">├─ Login</text:p>
      <text:p text:style-name="Standard">├─ Add Book</text:p>
      <text:p text:style-name="Standard">├─ Update Book</text:p>
      <text:p text:style-name="Standard">├─ Remove Book</text:p>
      <text:p text:style-name="Standard">├─ Search Book</text:p>
      <text:p text:style-name="Standard">├─ Register Member</text:p>
      <text:p text:style-name="Standard">├─ Update Member</text:p>
      <text:p text:style-name="Standard">├─ Issue Book</text:p>
      <text:p text:style-name="Standard">├─ Return Book</text:p>
      <text:p text:style-name="Standard">├─ Calculate Fine</text:p>
      <text:p text:style-name="Standard">├─ View Transactions</text:p>
      <text:p text:style-name="Standard">└─ Generate Reports</text:p>
      <text:p text:style-name="Standard"/>
      <text:p text:style-name="Standard">Member:</text:p>
      <text:p text:style-name="Standard">├─ Search Book (Public)</text:p>
      <text:p text:style-name="Standard">└─ View Available Books</text:p>
      <text:p text:style-name="Standard"/>
      <text:p text:style-name="Standard">Relationships:</text:p>
      <text:p text:style-name="Standard">- Issue Book includes Check Book Availability</text:p>
      <text:p text:style-name="Standard">- Return Book includes Calculate Fine</text:p>
      <text:p text:style-name="Standard">- Search uses Inventory Database</text:p>
      <text:p text:style-name="Standard"/>
      <text:h text:style-name="Heading_20_4" text:outline-level="4">6.2 CLASS DIAGRAM</text:h>
      <text:p text:style-name="Standard"/>
      <text:p text:style-name="Standard">Key Classes:</text:p>
      <text:p text:style-name="Standard">- Book: ID, Title, Author, ISBN, Category, Quantity</text:p>
      <text:p text:style-name="Standard">- Member: ID, Name, Email, Phone, Type, BorrowedCount</text:p>
      <text:p text:style-name="Standard">- Transaction: ID, BookID, MemberID, IssueDate, DueDate, Fine</text:p>
      <text:p text:style-name="Standard">- BookService: CRUD operations for books</text:p>
      <text:p text:style-name="Standard">- MemberService: CRUD operations for members</text:p>
      <text:p text:style-name="Standard">- TransactionService: Issue, return, calculate fine</text:p>
      <text:p text:style-name="Standard"/>
      <text:h text:style-name="Heading_20_4" text:outline-level="4">6.3 SEQUENCE DIAGRAM - BOOK ISSUE PROCESS</text:h>
      <text:p text:style-name="Standard"/>
      <text:p text:style-name="Standard">Process Flow:</text:p>
      <text:p text:style-name="Standard">1. Admin requests to issue book</text:p>
      <text:p text:style-name="Standard">2. System validates member and book</text:p>
      <text:p text:style-name="Standard">3. System creates transaction</text:p>
      <text:p text:style-name="Standard">4. Updates book availability</text:p>
      <text:p text:style-name="Standard">5. Updates member borrowed count</text:p>
      <text:p text:style-name="Standard"><text:soft-page-break/>6. Saves to file</text:p>
      <text:p text:style-name="Standard">7. Displays success</text:p>
      <text:p text:style-name="Standard"/>
      <text:h text:style-name="Heading_20_4" text:outline-level="4">6.4 ENTITY-RELATIONSHIP DIAGRAM (ER DIAGRAM)</text:h>
      <text:p text:style-name="Standard"/>
      <text:p text:style-name="Standard">Entities:</text:p>
      <text:p text:style-name="Standard">- BOOK: PK=bookId</text:p>
      <text:p text:style-name="Standard">- MEMBER: PK=memberId</text:p>
      <text:p text:style-name="Standard">- TRANSACTION: PK=transactionId, FK=bookId, FK=memberId</text:p>
      <text:p text:style-name="Standard">- ADMIN: PK=username</text:p>
      <text:p text:style-name="Standard"/>
      <text:p text:style-name="Standard">Relationships:</text:p>
      <text:p text:style-name="Standard">- Member borrows Book (1:M)</text:p>
      <text:p text:style-name="Standard">- Book has Transaction (1:M)</text:p>
      <text:p text:style-name="Standard">- Member has Transaction (1:M)</text:p>
      <text:p text:style-name="Standard"/>
      <text:h text:style-name="Heading_20_4" text:outline-level="4">6.5 SYSTEM ARCHITECTURE DIAGRAM</text:h>
      <text:p text:style-name="Standard"/>
      <text:p text:style-name="Standard">Layers:</text:p>
      <text:p text:style-name="Standard">1. Presentation: Main console interface</text:p>
      <text:p text:style-name="Standard">2. Business Logic: Service classes</text:p>
      <text:p text:style-name="Standard">3. Data Access: FileHandler</text:p>
      <text:p text:style-name="Standard">4. Persistence: Text files</text:p>
      <text:h text:style-name="P1" text:outline-level="3">7. DESIGN DECISIONS &amp; RATIONALE</text:h>
      <text:p text:style-name="Standard"/>
      <text:h text:style-name="Heading_20_4" text:outline-level="4">7.1 ARCHITECTURE CHOICE: THREE-TIER ARCHITECTURE</text:h>
      <text:p text:style-name="Standard"/>
      <text:p text:style-name="Standard">Decision: Implement three-tier architecture instead of monolithic design</text:p>
      <text:p text:style-name="Standard"/>
      <text:p text:style-name="Standard">Rationale:</text:p>
      <text:p text:style-name="Standard">- Separation of concerns makes code more maintainable</text:p>
      <text:p text:style-name="Standard">- Easy to test each layer independently</text:p>
      <text:p text:style-name="Standard">- Scalable design allows future database integration</text:p>
      <text:p text:style-name="Standard">- Business logic can be reused with different interfaces</text:p>
      <text:p text:style-name="Standard">- Clear responsibility boundaries improve code quality</text:p>
      <text:p text:style-name="Standard"/>
      <text:h text:style-name="Heading_20_4" text:outline-level="4">7.2 DATA PERSISTENCE: FILE-BASED STORAGE</text:h>
      <text:p text:style-name="Standard"/>
      <text:p text:style-name="Standard">Decision: Use text files instead of database</text:p>
      <text:p text:style-name="Standard"/>
      <text:p text:style-name="Standard">Rationale:</text:p>
      <text:p text:style-name="Standard">- Simplicity: No database setup required</text:p>
      <text:p text:style-name="Standard">- Portability: Works on any system with Java</text:p>
      <text:p text:style-name="Standard">- Learning Purpose: Focus on Java core concepts, not SQL</text:p>
      <text:p text:style-name="Standard">- Lightweight: No external dependencies</text:p>
      <text:p text:style-name="Standard">- Suitable for small to medium installations</text:p>
      <text:p text:style-name="Standard"/>
      <text:p text:style-name="Standard">Trade-offs:</text:p>
      <text:p text:style-name="Standard">- Limited to small-scale operations</text:p>
      <text:p text:style-name="Standard">- No support for complex queries</text:p>
      <text:p text:style-name="Standard">- Requires manual serialization/deserialization</text:p>
      <text:p text:style-name="Standard"/>
      <text:h text:style-name="Heading_20_4" text:outline-level="4">7.3 FILE FORMAT: PIPE-DELIMITED TEXT</text:h>
      <text:p text:style-name="Standard"/>
      <text:p text:style-name="Standard">Decision: Use pipe (|) as delimiter in text files</text:p>
      <text:p text:style-name="Standard"/>
      <text:p text:style-name="Standard">Rationale:</text:p>
      <text:p text:style-name="Standard">- Simple to implement with String.split()</text:p>
      <text:p text:style-name="Standard">- Human-readable format</text:p>
      <text:p text:style-name="Standard">- Easy to debug by viewing file contents</text:p>
      <text:p text:style-name="Standard">- Supports various data types by encoding as strings</text:p>
      <text:p text:style-name="Standard"/>
      <text:p text:style-name="Standard">Example: "B001|Java Book|Schildt|9780132350884|Programming|4|3"</text:p>
      <text:p text:style-name="Standard"/>
      <text:h text:style-name="Heading_20_4" text:outline-level="4">7.4 SINGLETON PATTERN FOR FILEHANDLER</text:h>
      <text:p text:style-name="Standard"/>
      <text:p text:style-name="Standard">Decision: Implement FileHandler as Singleton</text:p>
      <text:p text:style-name="Standard"/>
      <text:p text:style-name="Standard">Rationale:</text:p>
      <text:p text:style-name="Standard">- Ensures only one instance manages file I/O</text:p>
      <text:p text:style-name="Standard"><text:soft-page-break/>- Prevents file access conflicts</text:p>
      <text:p text:style-name="Standard">- Centralized file operations management</text:p>
      <text:p text:style-name="Standard">- Easy to add caching or logging in future</text:p>
      <text:p text:style-name="Standard">- Provides global point of access</text:p>
      <text:p text:style-name="Standard"/>
      <text:h text:style-name="Heading_20_4" text:outline-level="4">7.5 SERVICE LAYER FOR BUSINESS LOGIC</text:h>
      <text:p text:style-name="Standard"/>
      <text:p text:style-name="Standard">Decision: Separate business logic into service classes</text:p>
      <text:p text:style-name="Standard"/>
      <text:p text:style-name="Standard">Rationale:</text:p>
      <text:p text:style-name="Standard">- Follows Single Responsibility Principle</text:p>
      <text:p text:style-name="Standard">- Easy to unit test services independently</text:p>
      <text:p text:style-name="Standard">- Reusable business logic</text:p>
      <text:p text:style-name="Standard">- Clear separation from presentation layer</text:p>
      <text:p text:style-name="Standard">- Easy to modify business rules</text:p>
      <text:p text:style-name="Standard"/>
      <text:h text:style-name="Heading_20_4" text:outline-level="4">7.6 TRANSACTION ID GENERATION</text:h>
      <text:p text:style-name="Standard"/>
      <text:p text:style-name="Standard">Decision: Use prefix + counter format (TXN00001)</text:p>
      <text:p text:style-name="Standard"/>
      <text:p text:style-name="Standard">Rationale:</text:p>
      <text:p text:style-name="Standard">- Simple and deterministic</text:p>
      <text:p text:style-name="Standard">- Human-readable and searchable</text:p>
      <text:p text:style-name="Standard">- No collision risk</text:p>
      <text:p text:style-name="Standard">- Easy to understand and debug</text:p>
      <text:p text:style-name="Standard"/>
      <text:h text:style-name="Heading_20_4" text:outline-level="4">7.7 FINE CALCULATION LOGIC</text:h>
      <text:p text:style-name="Standard"/>
      <text:p text:style-name="Standard">Decision: Charge ₹5 per day after due date</text:p>
      <text:p text:style-name="Standard"/>
      <text:p text:style-name="Standard">Rationale:</text:p>
      <text:p text:style-name="Standard">- Simple linear model</text:p>
      <text:p text:style-name="Standard">- Fair and transparent</text:p>
      <text:p text:style-name="Standard">- Easy to calculate and explain</text:p>
      <text:p text:style-name="Standard">- Common practice in libraries</text:p>
      <text:p text:style-name="Standard">- Encourages timely return of books</text:p>
      <text:p text:style-name="Standard"/>
      <text:h text:style-name="Heading_20_4" text:outline-level="4">7.8 BORROWING LIMITS</text:h>
      <text:p text:style-name="Standard"/>
      <text:p text:style-name="Standard">Decision: Students (3 books), Faculty (5 books)</text:p>
      <text:p text:style-name="Standard"/>
      <text:p text:style-name="Standard">Rationale:</text:p>
      <text:p text:style-name="Standard">- Ensures fair resource distribution</text:p>
      <text:p text:style-name="Standard">- Faculty need more for research</text:p>
      <text:p text:style-name="Standard">- Prevents hoarding of resources</text:p>
      <text:p text:style-name="Standard">- Easy to enforce and understand</text:p>
      <text:p text:style-name="Standard">- Can be configured if needed</text:p>
      <text:p text:style-name="Standard"/>
      <text:h text:style-name="Heading_20_4" text:outline-level="4"><text:soft-page-break/>7.9 LOAN PERIOD</text:h>
      <text:p text:style-name="Standard"/>
      <text:p text:style-name="Standard">Decision: 14 days (2 weeks) for all members</text:p>
      <text:p text:style-name="Standard"/>
      <text:p text:style-name="Standard">Rationale:</text:p>
      <text:p text:style-name="Standard">- Standard library practice</text:p>
      <text:p text:style-name="Standard">- Balance between access and availability</text:p>
      <text:p text:style-name="Standard">- Allows sufficient time for reading</text:p>
      <text:p text:style-name="Standard">- Encourages regular return and circulation</text:p>
      <text:p text:style-name="Standard"/>
      <text:h text:style-name="Heading_20_4" text:outline-level="4">7.10 INPUT VALIDATION</text:h>
      <text:p text:style-name="Standard"/>
      <text:p text:style-name="Standard">Decision: Validate all inputs using Validator utility class</text:p>
      <text:p text:style-name="Standard"/>
      <text:p text:style-name="Standard">Rationale:</text:p>
      <text:p text:style-name="Standard">- Centralized validation logic</text:p>
      <text:p text:style-name="Standard">- Consistent validation across application</text:p>
      <text:p text:style-name="Standard">- Reusable validation methods</text:p>
      <text:p text:style-name="Standard">- Prevents invalid data entry</text:p>
      <text:p text:style-name="Standard">- Improves data quality</text:p>
      <text:p text:style-name="Standard"/>
      <text:h text:style-name="Heading_20_4" text:outline-level="4">7.11 ERROR HANDLING</text:h>
      <text:p text:style-name="Standard"/>
      <text:p text:style-name="Standard">Decision: Display meaningful error messages without crashing</text:p>
      <text:p text:style-name="Standard"/>
      <text:p text:style-name="Standard">Rationale:</text:p>
      <text:p text:style-name="Standard">- User experience: Clear feedback to users</text:p>
      <text:p text:style-name="Standard">- Reliability: System continues operating</text:p>
      <text:p text:style-name="Standard">- Debugging: Errors help identify issues</text:p>
      <text:p text:style-name="Standard">- Robustness: Handles exceptional cases gracefully</text:p>
      <text:p text:style-name="Standard"/>
      <text:h text:style-name="Heading_20_4" text:outline-level="4">7.12 MENU-DRIVEN INTERFACE</text:h>
      <text:p text:style-name="Standard"/>
      <text:p text:style-name="Standard">Decision: Use console-based menu system</text:p>
      <text:p text:style-name="Standard"/>
      <text:p text:style-name="Standard">Rationale:</text:p>
      <text:p text:style-name="Standard">- Simple to implement</text:p>
      <text:p text:style-name="Standard">- No GUI dependencies</text:p>
      <text:p text:style-name="Standard">- Focus on business logic</text:p>
      <text:p text:style-name="Standard">- Easy to test and debug</text:p>
      <text:p text:style-name="Standard">- Fast development</text:p>
      <text:h text:style-name="P1" text:outline-level="3">8. IMPLEMENTATION DETAILS</text:h>
      <text:p text:style-name="Standard"/>
      <text:h text:style-name="Heading_20_4" text:outline-level="4">8.1 PROJECT STRUCTURE</text:h>
      <text:p text:style-name="Standard"/>
      <text:p text:style-name="Standard">LibraryManagementSystem/</text:p>
      <text:p text:style-name="Standard">├── src/</text:p>
      <text:p text:style-name="Standard">│ <text:s text:c="2"/>├── models/</text:p>
      <text:p text:style-name="Standard">│ <text:s text:c="2"/>│ <text:s text:c="2"/>├── Book.java</text:p>
      <text:p text:style-name="Standard">│ <text:s text:c="2"/>│ <text:s text:c="2"/>├── Member.java</text:p>
      <text:p text:style-name="Standard">│ <text:s text:c="2"/>│ <text:s text:c="2"/>├── Transaction.java</text:p>
      <text:p text:style-name="Standard">│ <text:s text:c="2"/>│ <text:s text:c="2"/>└── Admin.java</text:p>
      <text:p text:style-name="Standard">│ <text:s text:c="2"/>├── services/</text:p>
      <text:p text:style-name="Standard">│ <text:s text:c="2"/>│ <text:s text:c="2"/>├── BookService.java</text:p>
      <text:p text:style-name="Standard">│ <text:s text:c="2"/>│ <text:s text:c="2"/>├── MemberService.java</text:p>
      <text:p text:style-name="Standard">│ <text:s text:c="2"/>│ <text:s text:c="2"/>├── TransactionService.java</text:p>
      <text:p text:style-name="Standard">│ <text:s text:c="2"/>│ <text:s text:c="2"/>└── AuthService.java</text:p>
      <text:p text:style-name="Standard">│ <text:s text:c="2"/>├── utils/</text:p>
      <text:p text:style-name="Standard">│ <text:s text:c="2"/>│ <text:s text:c="2"/>├── FileHandler.java</text:p>
      <text:p text:style-name="Standard">│ <text:s text:c="2"/>│ <text:s text:c="2"/>├── Validator.java</text:p>
      <text:p text:style-name="Standard">│ <text:s text:c="2"/>│ <text:s text:c="2"/>└── DateUtils.java</text:p>
      <text:p text:style-name="Standard">│ <text:s text:c="2"/>└── Main.java</text:p>
      <text:p text:style-name="Standard">│</text:p>
      <text:p text:style-name="Standard">├── data/</text:p>
      <text:p text:style-name="Standard">│ <text:s text:c="2"/>├── books.txt</text:p>
      <text:p text:style-name="Standard">│ <text:s text:c="2"/>├── members.txt</text:p>
      <text:p text:style-name="Standard">│ <text:s text:c="2"/>├── transactions.txt</text:p>
      <text:p text:style-name="Standard">│ <text:s text:c="2"/>└── admins.txt</text:p>
      <text:p text:style-name="Standard">│</text:p>
      <text:p text:style-name="Standard">├── docs/</text:p>
      <text:p text:style-name="Standard">│ <text:s text:c="2"/>└── diagrams/</text:p>
      <text:p text:style-name="Standard">│</text:p>
      <text:p text:style-name="Standard">├── screenshots/</text:p>
      <text:p text:style-name="Standard">│</text:p>
      <text:p text:style-name="Standard">├── statement.md</text:p>
      <text:p text:style-name="Standard">└── README.md</text:p>
      <text:p text:style-name="Standard"/>
      <text:h text:style-name="Heading_20_4" text:outline-level="4">8.2 KEY IMPLEMENTATION FEATURES</text:h>
      <text:p text:style-name="Standard"/>
      <text:p text:style-name="P9">OBJECT-ORIENTED PRINCIPLES:</text:p>
      <text:p text:style-name="Standard"/>
      <text:p text:style-name="Standard">Encapsulation:</text:p>
      <text:p text:style-name="Standard">- All class attributes are private</text:p>
      <text:p text:style-name="Standard">- Public getters and setters for controlled access</text:p>
      <text:p text:style-name="Standard">- Internal implementation hidden from users</text:p>
      <text:p text:style-name="Standard"/>
      <text:p text:style-name="Standard">Inheritance:</text:p>
      <text:p text:style-name="Standard">- Used selectively where appropriate</text:p>
      <text:p text:style-name="Standard">- Admin class models common patterns</text:p>
      <text:p text:style-name="Standard">- Extensible for future user types</text:p>
      <text:p text:style-name="Standard"><text:soft-page-break/></text:p>
      <text:p text:style-name="Standard">Polymorphism:</text:p>
      <text:p text:style-name="Standard">- Service classes implement consistent interfaces</text:p>
      <text:p text:style-name="Standard">- Display methods use same naming convention</text:p>
      <text:p text:style-name="Standard">- toString() method overridden in all models</text:p>
      <text:p text:style-name="Standard"/>
      <text:p text:style-name="Standard">Abstraction:</text:p>
      <text:p text:style-name="Standard">- FileHandler abstracts file operations</text:p>
      <text:p text:style-name="Standard">- Services abstract business logic</text:p>
      <text:p text:style-name="Standard">- Validator abstracts input validation</text:p>
      <text:p text:style-name="Standard"/>
      <text:p text:style-name="P9">COLLECTIONS FRAMEWORK:</text:p>
      <text:p text:style-name="Standard"/>
      <text:p text:style-name="Standard">ArrayList:</text:p>
      <text:p text:style-name="Standard">- Used for storing lists of books, members, transactions</text:p>
      <text:p text:style-name="Standard">- Dynamic sizing: grows as data increases</text:p>
      <text:p text:style-name="Standard">- Efficient iteration for reports</text:p>
      <text:p text:style-name="Standard"/>
      <text:p text:style-name="Standard">HashMap:</text:p>
      <text:p text:style-name="Standard">- Could be used for quick lookups by ID</text:p>
      <text:p text:style-name="Standard">- Provides O(1) average access time</text:p>
      <text:p text:style-name="Standard">- Better for large datasets</text:p>
      <text:p text:style-name="Standard"/>
      <text:p text:style-name="Standard">TreeSet:</text:p>
      <text:p text:style-name="Standard">- Could be used for sorted results</text:p>
      <text:p text:style-name="Standard">- Maintains natural ordering</text:p>
      <text:p text:style-name="Standard">- Useful for reports</text:p>
      <text:p text:style-name="Standard"/>
      <text:h text:style-name="Heading_20_4" text:outline-level="4">8.3 KEY ALGORITHMS</text:h>
      <text:p text:style-name="Standard"/>
      <text:p text:style-name="P9">SEARCH ALGORITHM:</text:p>
      <text:p text:style-name="P15">public List&lt;Book&gt; searchByTitle(String title) {<text:line-break/>return books.stream()<text:line-break/>.filter(book -&gt; book.getTitle()<text:line-break/>.toLowerCase()<text:line-break/>.contains(title.toLowerCase()))<text:line-break/>.collect(Collectors.toList());<text:line-break/><text:span text:style-name="T5">}</text:span></text:p>
      <text:p text:style-name="P5"><text:span text:style-name="Source_20_Text"><text:span text:style-name="T6">Time Complexity: O(n) where n = number of books</text:span></text:span></text:p>
      <text:p text:style-name="P5"><text:span text:style-name="Source_20_Text"><text:span text:style-name="T6">Space Complexity: O(k) where k = results found</text:span></text:span></text:p>
      <text:p text:style-name="P6"/>
      <text:p text:style-name="P4"><text:span text:style-name="Source_20_Text"><text:span text:style-name="T7">FINE CALCULATION:</text:span></text:span></text:p>
      <text:p text:style-name="P16">public double calculateFine() {<text:line-break/>long overdueDays = getOverdueDays();<text:line-break/>if (overdueDays &gt; 0) {<text:line-break/>this.fine = overdueDays * FINE_PER_DAY;<text:line-break/>}<text:line-break/><text:soft-page-break/>return this.fine;<text:line-break/>}</text:p>
      <text:p text:style-name="P5"><text:span text:style-name="Source_20_Text"><text:span text:style-name="T6">Time Complexity: O(1)</text:span></text:span></text:p>
      <text:p text:style-name="P5"><text:span text:style-name="Source_20_Text"><text:span text:style-name="T6">Space Complexity: O(1)</text:span></text:span></text:p>
      <text:p text:style-name="P6"/>
      <text:p text:style-name="P4"><text:span text:style-name="Source_20_Text"><text:span text:style-name="T7">VALIDATION:</text:span></text:span></text:p>
      <text:p text:style-name="P16">public static boolean isValidEmail(String email) {<text:line-break/>return EMAIL_PATTERN.matcher(email.trim()).matches();<text:line-break/><text:span text:style-name="T8">}</text:span></text:p>
      <text:p text:style-name="P5"><text:span text:style-name="Source_20_Text"><text:span text:style-name="T6">Uses regex pattern matching for validation</text:span></text:span></text:p>
      <text:p text:style-name="P5"><text:span text:style-name="Source_20_Text"><text:span text:style-name="T6">Time Complexity: O(n) where n = email length</text:span></text:span></text:p>
      <text:p text:style-name="P6"/>
      <text:h text:style-name="Heading_20_4" text:outline-level="4"><text:span text:style-name="Source_20_Text">8.4 FILE OPERATIONS</text:span></text:h>
      <text:p text:style-name="P6"/>
      <text:p text:style-name="P5"><text:span text:style-name="Source_20_Text"><text:span text:style-name="T7">SAVING DATA:</text:span></text:span></text:p>
      <text:p text:style-name="P5"><text:span text:style-name="Source_20_Text"><text:span text:style-name="T6">1. Convert object to string using toFileString()</text:span></text:span></text:p>
      <text:p text:style-name="P5"><text:span text:style-name="Source_20_Text"><text:span text:style-name="T6">2. Write to file using BufferedWriter</text:span></text:span></text:p>
      <text:p text:style-name="P5"><text:span text:style-name="Source_20_Text"><text:span text:style-name="T6">3. Each record on separate line</text:span></text:span></text:p>
      <text:p text:style-name="P5"><text:span text:style-name="Source_20_Text"><text:span text:style-name="T6">4. Overwrite existing file (full write)</text:span></text:span></text:p>
      <text:p text:style-name="P6"/>
      <text:p text:style-name="P5"><text:span text:style-name="Source_20_Text"><text:span text:style-name="T7">LOADING DATA:</text:span></text:span></text:p>
      <text:p text:style-name="P5"><text:span text:style-name="Source_20_Text"><text:span text:style-name="T6">1. Read file line by line using BufferedReader</text:span></text:span></text:p>
      <text:p text:style-name="P5"><text:span text:style-name="Source_20_Text"><text:span text:style-name="T6">2. Parse each line using fromFileString()</text:span></text:span></text:p>
      <text:p text:style-name="P5"><text:span text:style-name="Source_20_Text"><text:span text:style-name="T6">3. Create objects from parsed data</text:span></text:span></text:p>
      <text:p text:style-name="P5"><text:span text:style-name="Source_20_Text"><text:span text:style-name="T6">4. Store in ArrayList</text:span></text:span></text:p>
      <text:p text:style-name="P6"/>
      <text:p text:style-name="P5"><text:span text:style-name="Source_20_Text"><text:span text:style-name="T7">SERIALIZATION FORMAT:</text:span></text:span></text:p>
      <text:p text:style-name="P5"><text:span text:style-name="Source_20_Text"><text:span text:style-name="T6">Books: "B001|Introduction to Algorithms|Cormen|...|5|5"</text:span></text:span></text:p>
      <text:p text:style-name="P5"><text:span text:style-name="Source_20_Text"><text:span text:style-name="T6">Members: "M001|Rahul Sharma|email|phone|STUDENT|..."</text:span></text:span></text:p>
      <text:p text:style-name="P5"><text:span text:style-name="Source_20_Text"><text:span text:style-name="T6">Transactions: "TXN00001|B001|M001|2025-11-23|2025-12-07|NULL|0.0|ISSUED"</text:span></text:span></text:p>
      <text:p text:style-name="P6"/>
      <text:h text:style-name="Heading_20_4" text:outline-level="4"><text:span text:style-name="Source_20_Text">8.5 MEMORY MANAGEMENT</text:span></text:h>
      <text:p text:style-name="P6"/>
      <text:p text:style-name="P5"><text:span text:style-name="Source_20_Text"><text:span text:style-name="T6">Data loaded on startup into ArrayList</text:span></text:span></text:p>
      <text:p text:style-name="P5"><text:span text:style-name="Source_20_Text"><text:span text:style-name="T6">All operations performed in-memory</text:span></text:span></text:p>
      <text:p text:style-name="P5"><text:span text:style-name="Source_20_Text"><text:span text:style-name="T6">Saved to file after each modification</text:span></text:span></text:p>
      <text:p text:style-name="P5"><text:span text:style-name="Source_20_Text"><text:span text:style-name="T6">No caching beyond what's in memory</text:span></text:span></text:p>
      <text:p text:style-name="P5"><text:span text:style-name="Source_20_Text"><text:span text:style-name="T6">File loads on every startup</text:span></text:span></text:p>
      <text:p text:style-name="P6"/>
      <text:h text:style-name="Heading_20_4" text:outline-level="4"><text:span text:style-name="Source_20_Text">8.6 EXCEPTION HANDLING</text:span></text:h>
      <text:p text:style-name="P6"/>
      <text:p text:style-name="P5"><text:span text:style-name="Source_20_Text"><text:span text:style-name="T6">Try-Catch blocks for I/O operations</text:span></text:span></text:p>
      <text:p text:style-name="P5"><text:span text:style-name="Source_20_Text"><text:span text:style-name="T6">FileNotFoundException: File doesn't exist</text:span></text:span></text:p>
      <text:p text:style-name="P5"><text:span text:style-name="Source_20_Text"><text:span text:style-name="T6">IOException: File read/write errors</text:span></text:span></text:p>
      <text:p text:style-name="P5"><text:span text:style-name="Source_20_Text"><text:span text:style-name="T6">NumberFormatException: Invalid numeric input</text:span></text:span></text:p>
      <text:p text:style-name="P5"><text:span text:style-name="Source_20_Text"><text:span text:style-name="T6">DateTimeParseException: Invalid date format</text:span></text:span></text:p>
      <text:p text:style-name="P6"/>
      <text:p text:style-name="P5"><text:soft-page-break/><text:span text:style-name="Source_20_Text"><text:span text:style-name="T6">All exceptions caught and handled gracefully</text:span></text:span></text:p>
      <text:p text:style-name="P5"><text:span text:style-name="Source_20_Text"><text:span text:style-name="T6">User-friendly error messages displayed</text:span></text:span></text:p>
      <text:p text:style-name="P5"><text:span text:style-name="Source_20_Text"><text:span text:style-name="T6">Application continues running after errors</text:span></text:span></text:p>
      <text:p text:style-name="P6"/>
      <text:h text:style-name="Heading_20_4" text:outline-level="4"><text:span text:style-name="Source_20_Text">8.7 STRING OPERATIONS</text:span></text:h>
      <text:p text:style-name="P6"/>
      <text:p text:style-name="P5"><text:span text:style-name="Source_20_Text"><text:span text:style-name="T6">Used for parsing: String.split("|")</text:span></text:span></text:p>
      <text:p text:style-name="P5"><text:span text:style-name="Source_20_Text"><text:span text:style-name="T6">Used for formatting: String.format()</text:span></text:span></text:p>
      <text:p text:style-name="P5"><text:span text:style-name="Source_20_Text"><text:span text:style-name="T6">Used for validation: Regular expressions</text:span></text:span></text:p>
      <text:p text:style-name="P5"><text:span text:style-name="Source_20_Text"><text:span text:style-name="T6">Used for display: Formatted output</text:span></text:span></text:p>
      <text:p text:style-name="P6"/>
      <text:h text:style-name="Heading_20_4" text:outline-level="4"><text:span text:style-name="Source_20_Text">8.8 DATE/TIME OPERATIONS</text:span></text:h>
      <text:p text:style-name="P6"/>
      <text:p text:style-name="P5"><text:span text:style-name="Source_20_Text"><text:span text:style-name="T6">LocalDate for current date handling</text:span></text:span></text:p>
      <text:p text:style-name="P5"><text:span text:style-name="Source_20_Text"><text:span text:style-name="T6">DateTimeFormatter for parsing and formatting</text:span></text:span></text:p>
      <text:p text:style-name="P5"><text:span text:style-name="Source_20_Text"><text:span text:style-name="T6">ChronoUnit.DAYS for calculating date differences</text:span></text:span></text:p>
      <text:p text:style-name="P5"><text:span text:style-name="Source_20_Text"><text:span text:style-name="T6">LocalDate.plusDays() for calculating due dates</text:span></text:span></text:p>
      <text:p text:style-name="P6"/>
      <text:h text:style-name="Heading_20_4" text:outline-level="4"><text:span text:style-name="Source_20_Text">8.9 INPUT HANDLING</text:span></text:h>
      <text:p text:style-name="P6"/>
      <text:p text:style-name="P5"><text:span text:style-name="Source_20_Text"><text:span text:style-name="T6">Scanner for console input</text:span></text:span></text:p>
      <text:p text:style-name="P5"><text:span text:style-name="Source_20_Text"><text:span text:style-name="T6">nextLine() to read complete lines</text:span></text:span></text:p>
      <text:p text:style-name="P5"><text:span text:style-name="Source_20_Text"><text:span text:style-name="T6">trim() to remove leading/trailing spaces</text:span></text:span></text:p>
      <text:p text:style-name="P5"><text:span text:style-name="Source_20_Text"><text:span text:style-name="T6">Validation before processing</text:span></text:span></text:p>
      <text:p text:style-name="P4"><text:span text:style-name="Source_20_Text"><text:span text:style-name="T6">Error messages for invalid input</text:span></text:span></text:p>
      <text:p text:style-name="P14"/>
      <text:h text:style-name="P1" text:outline-level="3">9. RESULTS</text:h>
      <text:p text:style-name="Standard"/>
      <text:h text:style-name="Heading_20_4" text:outline-level="4">SAMPLE OUTPUT DATA:</text:h>
      <text:p text:style-name="Standard"/>
      <text:p text:style-name="P9">BOOKS ADDED:</text:p>
      <text:p text:style-name="Standard">- 10 books across various categories</text:p>
      <text:p text:style-name="Standard">- Categories: Programming, Fiction, History, Psychology, Business</text:p>
      <text:p text:style-name="Standard">- Quantity range: 2-5 copies per book</text:p>
      <text:p text:style-name="Standard"/>
      <text:p text:style-name="P9">MEMBERS REGISTERED:</text:p>
      <text:p text:style-name="Standard">- 5 members (3 students, 2 faculty)</text:p>
      <text:p text:style-name="Standard">- Mixed member types to test different borrowing limits</text:p>
      <text:p text:style-name="Standard"/>
      <text:p text:style-name="P9">TRANSACTIONS PROCESSED:</text:p>
      <text:p text:style-name="Standard">- Issue transactions recorded with proper due dates</text:p>
      <text:p text:style-name="Standard">- Return transactions calculated fines accurately</text:p>
      <text:p text:style-name="Standard">- Transaction history maintained</text:p>
      <text:p text:style-name="Standard"/>
      <text:p text:style-name="P9">SEARCH RESULTS:</text:p>
      <text:p text:style-name="Standard">- Title search: "Java" returns 1 book</text:p>
      <text:p text:style-name="Standard">- Author search: "Harari" returns 1 book</text:p>
      <text:p text:style-name="Standard">- Category search: "Programming" returns 2 books</text:p>
      <text:p text:style-name="Standard"/>
      <text:p text:style-name="P9">REPORTS GENERATED:</text:p>
      <text:p text:style-name="Standard">- Overdue report: Shows current overdue books</text:p>
      <text:p text:style-name="Standard">- Statistics: Accurate counts of all entities</text:p>
      <text:h text:style-name="P1" text:outline-level="3">10. TESTING APPROACH</text:h>
      <text:p text:style-name="Standard"/>
      <text:h text:style-name="Heading_20_4" text:outline-level="4">10.1 TESTING STRATEGY</text:h>
      <text:p text:style-name="Standard"/>
      <text:p text:style-name="Standard">Type: Manual testing (suitable for small applications)</text:p>
      <text:p text:style-name="Standard">Level: Integration testing (entire system)</text:p>
      <text:p text:style-name="Standard">Scope: All modules and features</text:p>
      <text:p text:style-name="Standard"/>
      <text:h text:style-name="Heading_20_4" text:outline-level="4">10.2 TEST CASES</text:h>
      <text:p text:style-name="Standard"/>
      <text:p text:style-name="P9">TEST CASE 1: ADD BOOK</text:p>
      <text:p text:style-name="Standard">Input:</text:p>
      <text:p text:style-name="Standard"><text:s text:c="2"/>Book ID: B001</text:p>
      <text:p text:style-name="Standard"><text:s text:c="2"/>Title: Introduction to Algorithms</text:p>
      <text:p text:style-name="Standard"><text:s text:c="2"/>Author: Thomas H. Cormen</text:p>
      <text:p text:style-name="Standard"><text:s text:c="2"/>ISBN: 9780262033848</text:p>
      <text:p text:style-name="Standard"><text:s text:c="2"/>Category: Computer Science</text:p>
      <text:p text:style-name="Standard"><text:s text:c="2"/>Quantity: 5</text:p>
      <text:p text:style-name="Standard"/>
      <text:p text:style-name="Standard">Expected Output: Book added successfully</text:p>
      <text:p text:style-name="Standard"/>
      <text:p text:style-name="Standard">Actual Result: <text:s/>PASS</text:p>
      <text:p text:style-name="Standard"/>
      <text:p text:style-name="P9">TEST CASE 2: SEARCH BOOK BY TITLE</text:p>
      <text:p text:style-name="Standard">Input: "Java"</text:p>
      <text:p text:style-name="Standard"/>
      <text:p text:style-name="Standard">Expected Output: Returns matching books</text:p>
      <text:p text:style-name="Standard"/>
      <text:p text:style-name="Standard">Actual Result: <text:s/>PASS - Found "Java: The Complete Reference"</text:p>
      <text:p text:style-name="Standard"/>
      <text:p text:style-name="P9">TEST CASE 3: REGISTER MEMBER</text:p>
      <text:p text:style-name="Standard">Input:</text:p>
      <text:p text:style-name="Standard"><text:s text:c="2"/>Member ID: M001</text:p>
      <text:p text:style-name="Standard"><text:s text:c="2"/>Name: Rahul Sharma</text:p>
      <text:p text:style-name="Standard"><text:s text:c="2"/>Email: rahul.sharma@vitbhopal.ac.in</text:p>
      <text:p text:style-name="Standard"><text:s text:c="2"/>Phone: 9876543210</text:p>
      <text:p text:style-name="Standard"><text:s text:c="2"/>Type: STUDENT</text:p>
      <text:p text:style-name="Standard"/>
      <text:p text:style-name="Standard">Expected Output: Member registered successfully</text:p>
      <text:p text:style-name="Standard"/>
      <text:p text:style-name="Standard">Actual Result: <text:s/>PASS</text:p>
      <text:p text:style-name="Standard"/>
      <text:p text:style-name="P9">TEST CASE 4: ISSUE BOOK</text:p>
      <text:p text:style-name="Standard">Input:</text:p>
      <text:p text:style-name="Standard"><text:s text:c="2"/>Member ID: M001</text:p>
      <text:p text:style-name="Standard"><text:s text:c="2"/>Book ID: B001</text:p>
      <text:p text:style-name="Standard"/>
      <text:p text:style-name="Standard">Expected Output:</text:p>
      <text:p text:style-name="Standard"><text:s text:c="2"/>- Book issued with transaction ID</text:p>
      <text:p text:style-name="Standard"><text:soft-page-break/><text:s text:c="2"/>- Available quantity decreases</text:p>
      <text:p text:style-name="Standard"><text:s text:c="2"/>- Member borrowed count increases</text:p>
      <text:p text:style-name="Standard"/>
      <text:p text:style-name="Standard">Actual Result: <text:s/>PASS</text:p>
      <text:p text:style-name="Standard"><text:s text:c="2"/>- Transaction ID: TXN00001</text:p>
      <text:p text:style-name="Standard"><text:s text:c="2"/>- Quantity: 5→4</text:p>
      <text:p text:style-name="Standard"><text:s text:c="2"/>- Borrowed: 0→1</text:p>
      <text:p text:style-name="Standard"/>
      <text:p text:style-name="P9">TEST CASE 5: RETURN BOOK (ON TIME)</text:p>
      <text:p text:style-name="Standard">Input: Transaction ID: TXN00001</text:p>
      <text:p text:style-name="Standard"/>
      <text:p text:style-name="Standard">Expected Output:</text:p>
      <text:p text:style-name="Standard"><text:s text:c="2"/>- Book returned</text:p>
      <text:p text:style-name="Standard"><text:s text:c="2"/>- No fine (within 14 days)</text:p>
      <text:p text:style-name="Standard"><text:s text:c="2"/>- Available quantity increases</text:p>
      <text:p text:style-name="Standard"><text:s text:c="2"/>- Member borrowed count decreases</text:p>
      <text:p text:style-name="Standard"/>
      <text:p text:style-name="Standard">Actual Result: <text:s/>PASS</text:p>
      <text:p text:style-name="Standard"><text:s text:c="2"/>- Fine: ₹0.00</text:p>
      <text:p text:style-name="Standard"><text:s text:c="2"/>- Quantity: 4→5</text:p>
      <text:p text:style-name="Standard"><text:s text:c="2"/>- Borrowed: 1→0</text:p>
      <text:p text:style-name="Standard"/>
      <text:p text:style-name="P9">TEST CASE 6: ENFORCE BORROWING LIMIT</text:p>
      <text:p text:style-name="Standard">Input:</text:p>
      <text:p text:style-name="Standard"><text:s text:c="2"/>Student attempts to borrow 4th book</text:p>
      <text:p text:style-name="Standard"><text:s text:c="2"/>(Student limit: 3)</text:p>
      <text:p text:style-name="Standard"/>
      <text:p text:style-name="Standard">Expected Output: Error - borrowing limit reached</text:p>
      <text:p text:style-name="Standard"/>
      <text:p text:style-name="Standard">Actual Result: <text:s/>PASS - "Cannot borrow more books"</text:p>
      <text:p text:style-name="Standard"/>
      <text:p text:style-name="P9">TEST CASE 7: PREVENT UNAVAILABLE BOOK ISSUE</text:p>
      <text:p text:style-name="Standard">Input:</text:p>
      <text:p text:style-name="Standard"><text:s text:c="2"/>Attempt to issue book with 0 available copies</text:p>
      <text:p text:style-name="Standard"/>
      <text:p text:style-name="Standard">Expected Output: Error - book not available</text:p>
      <text:p text:style-name="Standard"/>
      <text:p text:style-name="Standard">Actual Result: <text:s/>PASS - "Book is not available"</text:p>
      <text:p text:style-name="Standard"/>
      <text:p text:style-name="P9">TEST CASE 8: DATA PERSISTENCE</text:p>
      <text:p text:style-name="Standard">Input:</text:p>
      <text:p text:style-name="Standard"><text:s text:c="2"/>Add books and members</text:p>
      <text:p text:style-name="Standard"><text:s text:c="2"/>Close application</text:p>
      <text:p text:style-name="Standard"><text:s text:c="2"/>Restart application</text:p>
      <text:p text:style-name="Standard"/>
      <text:p text:style-name="Standard">Expected Output: All data loaded successfully</text:p>
      <text:p text:style-name="Standard"/>
      <text:p text:style-name="Standard">Actual Result: <text:s/>PASS - All data retained</text:p>
      <text:p text:style-name="Standard"/>
      <text:p text:style-name="P9">TEST CASE 9: SEARCH BY MULTIPLE CRITERIA</text:p>
      <text:p text:style-name="Standard">Input:</text:p>
      <text:p text:style-name="Standard"><text:s text:c="2"/>Search by Author: "Cormen"</text:p>
      <text:p text:style-name="Standard"><text:soft-page-break/><text:s text:c="2"/>Search by Category: "Programming"</text:p>
      <text:p text:style-name="Standard"><text:s text:c="2"/>Search by ISBN: "9780262033848"</text:p>
      <text:p text:style-name="Standard"/>
      <text:p text:style-name="Standard">Expected Output: Correct books returned</text:p>
      <text:p text:style-name="Standard"/>
      <text:p text:style-name="Standard">Actual Result: <text:s/>PASS - All searches successful</text:p>
      <text:p text:style-name="Standard"/>
      <text:p text:style-name="P9">TEST CASE 10: SYSTEM STATISTICS</text:p>
      <text:p text:style-name="Standard">Input: Request statistics report</text:p>
      <text:p text:style-name="Standard"/>
      <text:p text:style-name="Standard">Expected Output:</text:p>
      <text:p text:style-name="Standard"><text:s text:c="2"/>- Total Books: 10</text:p>
      <text:p text:style-name="Standard"><text:s text:c="2"/>- Available Books: 8</text:p>
      <text:p text:style-name="Standard"><text:s text:c="2"/>- Total Members: 5</text:p>
      <text:p text:style-name="Standard"><text:s text:c="2"/>- Transactions: 4</text:p>
      <text:p text:style-name="Standard"><text:s text:c="2"/>- Overdue: 0</text:p>
      <text:p text:style-name="Standard"><text:s text:c="2"/>- Total Fines: ₹0.00</text:p>
      <text:p text:style-name="Standard"/>
      <text:p text:style-name="Standard">Actual Result: <text:s/>PASS - Accurate counts</text:p>
      <text:p text:style-name="Standard"/>
      <text:h text:style-name="Heading_20_4" text:outline-level="4">10.3 VALIDATION TESTING</text:h>
      <text:p text:style-name="Standard"/>
      <text:p text:style-name="Standard">Test Input Validation:</text:p>
      <text:p text:style-name="Standard"><text:s/>Invalid email format rejected</text:p>
      <text:p text:style-name="Standard"><text:s/>Invalid phone number rejected</text:p>
      <text:p text:style-name="Standard"><text:s/>Invalid ISBN format rejected</text:p>
      <text:p text:style-name="Standard"><text:s/>Duplicate member IDs rejected</text:p>
      <text:p text:style-name="Standard"><text:s/>Negative quantities rejected</text:p>
      <text:p text:style-name="Standard"><text:s/>Empty fields rejected</text:p>
      <text:p text:style-name="Standard"/>
      <text:h text:style-name="Heading_20_4" text:outline-level="4">10.4 BOUNDARY TESTING</text:h>
      <text:p text:style-name="Standard"/>
      <text:p text:style-name="Standard">Test with:</text:p>
      <text:p text:style-name="Standard"><text:s/>Maximum borrowing limit (3 for students)</text:p>
      <text:p text:style-name="Standard"><text:s/>Minimum quantity (1 copy)</text:p>
      <text:p text:style-name="Standard"><text:s/>Empty database (no books/members)</text:p>
      <text:p text:style-name="Standard"><text:s/>Large number of books (tested with 50+)</text:p>
      <text:p text:style-name="Standard"/>
      <text:h text:style-name="Heading_20_4" text:outline-level="4">10.5 ERROR HANDLING TESTING</text:h>
      <text:p text:style-name="Standard"/>
      <text:p text:style-name="Standard"><text:s/>File not found handled gracefully</text:p>
      <text:p text:style-name="Standard"><text:s/>Invalid menu choice shows error</text:p>
      <text:p text:style-name="Standard"><text:s/>Incorrect login credentials rejected</text:p>
      <text:p text:style-name="Standard"><text:s/>Database corruption handled</text:p>
      <text:p text:style-name="Standard"><text:s/>No crashes on edge cases</text:p>
      <text:p text:style-name="Standard"/>
      <text:h text:style-name="P3" text:outline-level="4"><text:soft-page-break/></text:h>
      <text:h text:style-name="P3" text:outline-level="4">10.6 TEST SUMMARY</text:h>
      <text:p text:style-name="Standard"/>
      <text:p text:style-name="Standard">Total Test Cases: 10</text:p>
      <text:p text:style-name="Standard">Passed: 10</text:p>
      <text:p text:style-name="Standard">Failed: 0</text:p>
      <text:p text:style-name="Standard">Success Rate: 100%</text:p>
      <text:h text:style-name="P1" text:outline-level="3">11. CHALLENGES FACED</text:h>
      <text:p text:style-name="Standard"/>
      <text:h text:style-name="Heading_20_4" text:outline-level="4">11.1 FILE PERSISTENCE</text:h>
      <text:p text:style-name="Standard"/>
      <text:p text:style-name="Standard">Challenge: Handling file I/O operations and data persistence</text:p>
      <text:p text:style-name="Standard"/>
      <text:p text:style-name="Standard">Issue:</text:p>
      <text:p text:style-name="Standard">- Converting objects to file format</text:p>
      <text:p text:style-name="Standard">- Parsing data back from file strings</text:p>
      <text:p text:style-name="Standard">- Handling missing files gracefully</text:p>
      <text:p text:style-name="Standard">- Ensuring data consistency across operations</text:p>
      <text:p text:style-name="Standard"/>
      <text:p text:style-name="Standard">Solution:</text:p>
      <text:p text:style-name="Standard">- Implemented toFileString() and fromFileString() methods</text:p>
      <text:p text:style-name="Standard">- Used try-catch blocks for file operations</text:p>
      <text:p text:style-name="Standard">- Created data directory if not exists</text:p>
      <text:p text:style-name="Standard">- Atomic writes to prevent corruption</text:p>
      <text:p text:style-name="Standard"/>
      <text:h text:style-name="Heading_20_4" text:outline-level="4">11.2 COMPLEX DATE CALCULATIONS</text:h>
      <text:p text:style-name="Standard"/>
      <text:p text:style-name="Standard">Challenge: Calculating overdue days and fines accurately</text:p>
      <text:p text:style-name="Standard"/>
      <text:p text:style-name="Standard">Issue:</text:p>
      <text:p text:style-name="Standard">- Parsing date strings to LocalDate objects</text:p>
      <text:p text:style-name="Standard">- Calculating days between dates</text:p>
      <text:p text:style-name="Standard">- Handling due dates and return dates</text:p>
      <text:p text:style-name="Standard">- Fine calculation based on exact days</text:p>
      <text:p text:style-name="Standard"/>
      <text:p text:style-name="Standard">Solution:</text:p>
      <text:p text:style-name="Standard">- Used java.time.LocalDate API</text:p>
      <text:p text:style-name="Standard">- Implemented DateUtils helper class</text:p>
      <text:p text:style-name="Standard">- ChronoUnit.DAYS.between() for accurate calculations</text:p>
      <text:p text:style-name="Standard">- Tested with various date scenarios</text:p>
      <text:p text:style-name="Standard"/>
      <text:h text:style-name="Heading_20_4" text:outline-level="4">11.3 INPUT VALIDATION</text:h>
      <text:p text:style-name="Standard"/>
      <text:p text:style-name="Standard">Challenge: Validating various input formats (email, phone, ISBN)</text:p>
      <text:p text:style-name="Standard"/>
      <text:p text:style-name="Standard">Issue:</text:p>
      <text:p text:style-name="Standard">- Different validation rules for different inputs</text:p>
      <text:p text:style-name="Standard">- Regular expression complexity</text:p>
      <text:p text:style-name="Standard">- User-friendly error messages</text:p>
      <text:p text:style-name="Standard">- Preventing invalid data entry</text:p>
      <text:p text:style-name="Standard"/>
      <text:p text:style-name="Standard">Solution:</text:p>
      <text:p text:style-name="Standard">- Implemented Validator utility class</text:p>
      <text:p text:style-name="Standard">- Used regex patterns for format validation</text:p>
      <text:p text:style-name="Standard">- Provided clear error messages</text:p>
      <text:p text:style-name="Standard"><text:soft-page-break/>- Validation before processing</text:p>
      <text:p text:style-name="Standard"/>
      <text:h text:style-name="Heading_20_4" text:outline-level="4">11.4 MANAGING GLOBAL STATE</text:h>
      <text:p text:style-name="Standard"/>
      <text:p text:style-name="Standard">Challenge: Tracking multiple objects and their relationships</text:p>
      <text:p text:style-name="Standard"/>
      <text:p text:style-name="Standard">Issue:</text:p>
      <text:p text:style-name="Standard">- Book availability changes during transactions</text:p>
      <text:p text:style-name="Standard">- Member borrowing count accuracy</text:p>
      <text:p text:style-name="Standard">- Transaction status consistency</text:p>
      <text:p text:style-name="Standard">- Data synchronization</text:p>
      <text:p text:style-name="Standard"/>
      <text:p text:style-name="Standard">Solution:</text:p>
      <text:p text:style-name="Standard">- Update book quantity immediately on issue/return</text:p>
      <text:p text:style-name="Standard">- Update member count on every transaction</text:p>
      <text:p text:style-name="Standard">- Save to file after each operation</text:p>
      <text:p text:style-name="Standard">- Reload data on startup for consistency</text:p>
      <text:p text:style-name="Standard"/>
      <text:h text:style-name="Heading_20_4" text:outline-level="4">11.5 MENU SYSTEM DESIGN</text:h>
      <text:p text:style-name="Standard"/>
      <text:p text:style-name="Standard">Challenge: Creating intuitive menu navigation</text:p>
      <text:p text:style-name="Standard"/>
      <text:p text:style-name="Standard">Issue:</text:p>
      <text:p text:style-name="Standard">- Multiple nested menus</text:p>
      <text:p text:style-name="Standard">- Tracking user session state</text:p>
      <text:p text:style-name="Standard">- Clear options and feedback</text:p>
      <text:p text:style-name="Standard">- Error recovery</text:p>
      <text:p text:style-name="Standard"/>
      <text:p text:style-name="Standard">Solution:</text:p>
      <text:p text:style-name="Standard">- Hierarchical menu structure</text:p>
      <text:p text:style-name="Standard">- Clear section headers</text:p>
      <text:p text:style-name="Standard">- Numbered options</text:p>
      <text:p text:style-name="Standard">- Confirmation prompts for critical operations</text:p>
      <text:p text:style-name="Standard">- Return to previous menu options</text:p>
      <text:p text:style-name="Standard"/>
      <text:h text:style-name="Heading_20_4" text:outline-level="4">11.6 SEARCH FUNCTIONALITY</text:h>
      <text:p text:style-name="Standard"/>
      <text:p text:style-name="Standard">Challenge: Implementing efficient search across multiple criteria</text:p>
      <text:p text:style-name="Standard"/>
      <text:p text:style-name="Standard">Issue:</text:p>
      <text:p text:style-name="Standard">- Partial string matching</text:p>
      <text:p text:style-name="Standard">- Case-insensitive search</text:p>
      <text:p text:style-name="Standard">- Multiple search fields</text:p>
      <text:p text:style-name="Standard">- Performance with large datasets</text:p>
      <text:p text:style-name="Standard"/>
      <text:p text:style-name="Standard">Solution:</text:p>
      <text:p text:style-name="Standard">- Used Java Streams API with filter()</text:p>
      <text:p text:style-name="Standard">- Case conversion for comparison</text:p>
      <text:p text:style-name="Standard">- Separate methods for each search type</text:p>
      <text:p text:style-name="Standard"><text:soft-page-break/>- efficient List.stream() for small datasets</text:p>
      <text:p text:style-name="Standard"/>
      <text:h text:style-name="Heading_20_4" text:outline-level="4">11.7 MEMORY MANAGEMENT</text:h>
      <text:p text:style-name="Standard"/>
      <text:p text:style-name="Standard">Challenge: Keeping all data in memory while maintaining performance</text:p>
      <text:p text:style-name="Standard"/>
      <text:p text:style-name="Standard">Issue:</text:p>
      <text:p text:style-name="Standard">- Large number of objects</text:p>
      <text:p text:style-name="Standard">- No database indexing</text:p>
      <text:p text:style-name="Standard">- Search performance</text:p>
      <text:p text:style-name="Standard">- Memory usage</text:p>
      <text:p text:style-name="Standard"/>
      <text:p text:style-name="Standard">Solution:</text:p>
      <text:p text:style-name="Standard">- Used ArrayList for simple sequential access</text:p>
      <text:p text:style-name="Standard">- Could use HashMap for O(1) lookups if needed</text:p>
      <text:p text:style-name="Standard">- Reasonable dataset size limits (10,000 books)</text:p>
      <text:p text:style-name="Standard">- Data loaded once at startup</text:p>
      <text:p text:style-name="Standard"/>
      <text:h text:style-name="Heading_20_4" text:outline-level="4">11.8 EXCEPTION HANDLING</text:h>
      <text:p text:style-name="Standard"/>
      <text:p text:style-name="Standard">Challenge: Handling errors gracefully without crashes</text:p>
      <text:p text:style-name="Standard"/>
      <text:p text:style-name="Standard">Issue:</text:p>
      <text:p text:style-name="Standard">- File I/O exceptions</text:p>
      <text:p text:style-name="Standard">- Invalid input exceptions</text:p>
      <text:p text:style-name="Standard">- Null pointer risks</text:p>
      <text:p text:style-name="Standard">- User experience during errors</text:p>
      <text:p text:style-name="Standard"/>
      <text:p text:style-name="Standard">Solution:</text:p>
      <text:p text:style-name="Standard">- Comprehensive try-catch blocks</text:p>
      <text:p text:style-name="Standard">- Meaningful error messages</text:p>
      <text:p text:style-name="Standard">- Validation before operations</text:p>
      <text:p text:style-name="Standard">- Graceful degradation</text:p>
      <text:p text:style-name="Standard"/>
      <text:h text:style-name="Heading_20_4" text:outline-level="4">11.9 CONSISTENCY MAINTENANCE</text:h>
      <text:p text:style-name="Standard"/>
      <text:p text:style-name="Standard">Challenge: Keeping data consistent across operations</text:p>
      <text:p text:style-name="Standard"/>
      <text:p text:style-name="Standard">Issue:</text:p>
      <text:p text:style-name="Standard">- Book availability tracking</text:p>
      <text:p text:style-name="Standard">- Member borrowing limits</text:p>
      <text:p text:style-name="Standard">- Transaction status</text:p>
      <text:p text:style-name="Standard">- File synchronization</text:p>
      <text:p text:style-name="Standard"/>
      <text:p text:style-name="Standard">Solution:</text:p>
      <text:p text:style-name="Standard">- Update all related fields together</text:p>
      <text:p text:style-name="Standard">- Atomic save operations</text:p>
      <text:p text:style-name="Standard">- Validation of state before operations</text:p>
      <text:p text:style-name="Standard">- File loading verification</text:p>
      <text:p text:style-name="Standard"><text:soft-page-break/></text:p>
      <text:h text:style-name="Heading_20_4" text:outline-level="4">11.10 TESTING WITHOUT DATABASE</text:h>
      <text:p text:style-name="Standard"/>
      <text:p text:style-name="Standard">Challenge: Testing with file-based storage limitations</text:p>
      <text:p text:style-name="Standard"/>
      <text:p text:style-name="Standard">Issue:</text:p>
      <text:p text:style-name="Standard">- Manual test data creation</text:p>
      <text:p text:style-name="Standard">- Data cleanup between tests</text:p>
      <text:p text:style-name="Standard">- No SQL query verification</text:p>
      <text:p text:style-name="Standard">- Complex transaction scenarios</text:p>
      <text:p text:style-name="Standard"/>
      <text:p text:style-name="Standard">Solution:</text:p>
      <text:p text:style-name="Standard">- Manual test case execution</text:p>
      <text:p text:style-name="Standard">- Sample data creation scripts</text:p>
      <text:p text:style-name="Standard">- Clear test documentation</text:p>
      <text:p text:style-name="Standard">- Comprehensive test scenarios</text:p>
      <text:h text:style-name="P1" text:outline-level="3">12. LEARNINGS &amp; KEY TAKEAWAYS</text:h>
      <text:p text:style-name="Standard"/>
      <text:h text:style-name="Heading_20_4" text:outline-level="4">12.1 OBJECT-ORIENTED PROGRAMMING</text:h>
      <text:p text:style-name="Standard"/>
      <text:p text:style-name="Standard">Learned:</text:p>
      <text:p text:style-name="Standard"><text:s/>Practical application of OOP principles</text:p>
      <text:p text:style-name="Standard"><text:s/>Class design and responsibility assignment</text:p>
      <text:p text:style-name="Standard"><text:s/>Encapsulation in preventing data inconsistency</text:p>
      <text:p text:style-name="Standard"><text:s/>Polymorphism in flexible code design</text:p>
      <text:p text:style-name="Standard"><text:s/>When to use inheritance vs composition</text:p>
      <text:p text:style-name="Standard"/>
      <text:p text:style-name="Standard">Key Insight: Well-designed classes make code maintainable and testable</text:p>
      <text:p text:style-name="Standard"/>
      <text:h text:style-name="Heading_20_4" text:outline-level="4">12.2 DESIGN PATTERNS</text:h>
      <text:p text:style-name="Standard"/>
      <text:p text:style-name="Standard">Learned:</text:p>
      <text:p text:style-name="Standard"><text:s/>Singleton pattern for resource management</text:p>
      <text:p text:style-name="Standard"><text:s/>Service layer pattern for business logic</text:p>
      <text:p text:style-name="Standard"><text:s/>MVC pattern for separation of concerns</text:p>
      <text:p text:style-name="Standard"><text:s/>Factory pattern for object creation</text:p>
      <text:p text:style-name="Standard"/>
      <text:p text:style-name="Standard">Key Insight: Design patterns provide proven solutions to common problems</text:p>
      <text:p text:style-name="Standard"/>
      <text:h text:style-name="Heading_20_4" text:outline-level="4">12.3 COLLECTIONS FRAMEWORK</text:h>
      <text:p text:style-name="Standard"/>
      <text:p text:style-name="Standard">Learned:</text:p>
      <text:p text:style-name="Standard"><text:s/>ArrayList for dynamic lists</text:p>
      <text:p text:style-name="Standard"><text:s/>HashMap for key-value storage</text:p>
      <text:p text:style-name="Standard"><text:s/>Streams API for functional operations</text:p>
      <text:p text:style-name="Standard"><text:s/>Performance implications of different collections</text:p>
      <text:p text:style-name="Standard"><text:s/>Iterator patterns and filtering</text:p>
      <text:p text:style-name="Standard"/>
      <text:p text:style-name="Standard">Key Insight: Choosing right collection significantly impacts performance</text:p>
      <text:p text:style-name="Standard"/>
      <text:h text:style-name="Heading_20_4" text:outline-level="4">12.4 FILE I/O OPERATIONS</text:h>
      <text:p text:style-name="Standard"/>
      <text:p text:style-name="Standard">Learned:</text:p>
      <text:p text:style-name="Standard"><text:s/>BufferedReader and BufferedWriter for efficiency</text:p>
      <text:p text:style-name="Standard"><text:s/>Exception handling for I/O operations</text:p>
      <text:p text:style-name="Standard"><text:s/>File format design (delimiter-based)</text:p>
      <text:p text:style-name="Standard"><text:s/>Data persistence strategies</text:p>
      <text:p text:style-name="Standard"><text:s/>Serialization concepts</text:p>
      <text:p text:style-name="Standard"/>
      <text:p text:style-name="Standard">Key Insight: Robust I/O handling is critical for data integrity</text:p>
      <text:p text:style-name="Standard"/>
      <text:h text:style-name="Heading_20_4" text:outline-level="4"><text:soft-page-break/>12.5 VALIDATION AND ERROR HANDLING</text:h>
      <text:p text:style-name="Standard"/>
      <text:p text:style-name="Standard">Learned:</text:p>
      <text:p text:style-name="Standard"><text:s/>Input validation importance</text:p>
      <text:p text:style-name="Standard"><text:s/>Regex patterns for format validation</text:p>
      <text:p text:style-name="Standard"><text:s/>Try-catch blocks for exception handling</text:p>
      <text:p text:style-name="Standard"><text:s/>Meaningful error messages for UX</text:p>
      <text:p text:style-name="Standard"><text:s/>Validation at entry points</text:p>
      <text:p text:style-name="Standard"/>
      <text:p text:style-name="Standard">Key Insight: Good validation prevents 80% of bugs</text:p>
      <text:p text:style-name="Standard"/>
      <text:h text:style-name="Heading_20_4" text:outline-level="4">12.6 DATE/TIME API</text:h>
      <text:p text:style-name="Standard"/>
      <text:p text:style-name="Standard">Learned:</text:p>
      <text:p text:style-name="Standard"><text:s/>LocalDate for date handling</text:p>
      <text:p text:style-name="Standard"><text:s/>DateTimeFormatter for parsing/formatting</text:p>
      <text:p text:style-name="Standard"><text:s/>ChronoUnit for date calculations</text:p>
      <text:p text:style-name="Standard"><text:s/>Avoiding Date class (deprecated)</text:p>
      <text:p text:style-name="Standard"><text:s/>Time zone considerations</text:p>
      <text:p text:style-name="Standard"/>
      <text:p text:style-name="Standard">Key Insight: Modern Java time API prevents common date bugs</text:p>
      <text:p text:style-name="Standard"/>
      <text:h text:style-name="Heading_20_4" text:outline-level="4">12.7 ARCHITECTURAL THINKING</text:h>
      <text:p text:style-name="Standard"/>
      <text:p text:style-name="Standard">Learned:</text:p>
      <text:p text:style-name="Standard"><text:s/>Three-tier architecture benefits</text:p>
      <text:p text:style-name="Standard"><text:s/>Separation of concerns importance</text:p>
      <text:p text:style-name="Standard"><text:s/>Scalability through good design</text:p>
      <text:p text:style-name="Standard"><text:s/>Testability through modularity</text:p>
      <text:p text:style-name="Standard"><text:s/>Future maintenance considerations</text:p>
      <text:p text:style-name="Standard"/>
      <text:p text:style-name="Standard">Key Insight: Good architecture pays off when maintaining code</text:p>
      <text:p text:style-name="Standard"/>
      <text:h text:style-name="Heading_20_4" text:outline-level="4">12.8 DEBUGGING SKILLS</text:h>
      <text:p text:style-name="Standard"/>
      <text:p text:style-name="Standard">Learned:</text:p>
      <text:p text:style-name="Standard"><text:s/>Reading stack traces</text:p>
      <text:p text:style-name="Standard"><text:s/>Using System.out.println for debugging</text:p>
      <text:p text:style-name="Standard"><text:s/>Console logging for tracing</text:p>
      <text:p text:style-name="Standard"><text:s/>Testing individual components</text:p>
      <text:p text:style-name="Standard"><text:s/>Reproducing bugs consistently</text:p>
      <text:p text:style-name="Standard"/>
      <text:p text:style-name="Standard">Key Insight: Systematic debugging beats random code changes</text:p>
      <text:p text:style-name="Standard"/>
      <text:h text:style-name="Heading_20_4" text:outline-level="4">12.9 PROJECT MANAGEMENT</text:h>
      <text:p text:style-name="Standard"/>
      <text:p text:style-name="Standard">Learned:</text:p>
      <text:p text:style-name="Standard"><text:s/>Breaking project into stages</text:p>
      <text:p text:style-name="Standard"><text:soft-page-break/><text:s/>Incremental development approach</text:p>
      <text:p text:style-name="Standard"><text:s/>Testing early and often</text:p>
      <text:p text:style-name="Standard"><text:s/>Documentation during development</text:p>
      <text:p text:style-name="Standard"><text:s/>Version control importance</text:p>
      <text:p text:style-name="Standard"/>
      <text:p text:style-name="Standard">Key Insight: Good project planning makes implementation smoother</text:p>
      <text:p text:style-name="Standard"/>
      <text:h text:style-name="Heading_20_4" text:outline-level="4">12.10 CODE QUALITY</text:h>
      <text:p text:style-name="Standard"/>
      <text:p text:style-name="Standard">Learned:</text:p>
      <text:p text:style-name="Standard"><text:s/>Meaningful naming conventions</text:p>
      <text:p text:style-name="Standard"><text:s/>DRY (Don't Repeat Yourself) principle</text:p>
      <text:p text:style-name="Standard"><text:s/>Single Responsibility Principle</text:p>
      <text:p text:style-name="Standard"><text:s/>Code comments for clarity</text:p>
      <text:p text:style-name="Standard"><text:s/>Consistent formatting</text:p>
      <text:p text:style-name="Standard"/>
      <text:p text:style-name="Standard">Key Insight: Clean code is easier to maintain and debug</text:p>
      <text:p text:style-name="Standard"/>
      <text:h text:style-name="Heading_20_4" text:outline-level="4">12.11 JAVA BEST PRACTICES</text:h>
      <text:p text:style-name="Standard"/>
      <text:p text:style-name="Standard">Learned:</text:p>
      <text:p text:style-name="Standard"><text:s/>Use interfaces for contracts</text:p>
      <text:p text:style-name="Standard"><text:s/>Prefer composition over inheritance</text:p>
      <text:p text:style-name="Standard"><text:s/>Immutability for data objects</text:p>
      <text:p text:style-name="Standard"><text:s/>Method naming conventions</text:p>
      <text:p text:style-name="Standard"><text:s/>Package organization</text:p>
      <text:p text:style-name="Standard"/>
      <text:p text:style-name="Standard">Key Insight: Following standards makes code professional</text:p>
      <text:p text:style-name="Standard"/>
      <text:h text:style-name="Heading_20_4" text:outline-level="4">12.12 REAL-WORLD APPLICATION</text:h>
      <text:p text:style-name="Standard"/>
      <text:p text:style-name="Standard">Learned:</text:p>
      <text:p text:style-name="Standard"><text:s/>Building complete applications</text:p>
      <text:p text:style-name="Standard"><text:s/>Integrating multiple components</text:p>
      <text:p text:style-name="Standard"><text:s/>End-to-end functionality</text:p>
      <text:p text:style-name="Standard"><text:s/>User experience considerations</text:p>
      <text:p text:style-name="Standard"><text:s/>Production-ready thinking</text:p>
      <text:p text:style-name="Standard"/>
      <text:p text:style-name="Standard">Key Insight: Project work is best learning experience</text:p>
      <text:h text:style-name="P1" text:outline-level="3">13. FUTURE ENHANCEMENTS</text:h>
      <text:p text:style-name="Standard"/>
      <text:h text:style-name="Heading_20_4" text:outline-level="4">13.1 SHORT-TERM ENHANCEMENTS</text:h>
      <text:p text:style-name="Standard"/>
      <text:p text:style-name="Standard">GUI Interface</text:p>
      <text:p text:style-name="Standard">- JavaFX or Swing desktop application</text:p>
      <text:p text:style-name="Standard">- Graphical forms for data entry</text:p>
      <text:p text:style-name="Standard">- Better UX than console</text:p>
      <text:p text:style-name="Standard">- Charts and graphs for reports</text:p>
      <text:p text:style-name="Standard"/>
      <text:p text:style-name="Standard">Database Integration</text:p>
      <text:p text:style-name="Standard">- Replace file storage with MySQL/PostgreSQL</text:p>
      <text:p text:style-name="Standard">- SQL queries for complex searches</text:p>
      <text:p text:style-name="Standard">- Transactions for data consistency</text:p>
      <text:p text:style-name="Standard">- Backup and recovery features</text:p>
      <text:p text:style-name="Standard"/>
      <text:h text:style-name="Heading_20_4" text:outline-level="4">13.2 MEDIUM-TERM ENHANCEMENTS</text:h>
      <text:p text:style-name="Standard"/>
      <text:p text:style-name="Standard">Advanced Search</text:p>
      <text:p text:style-name="Standard">- Full-text search capabilities</text:p>
      <text:p text:style-name="Standard">- Search by multiple criteria simultaneously</text:p>
      <text:p text:style-name="Standard">- Search history</text:p>
      <text:p text:style-name="Standard">- Saved searches</text:p>
      <text:p text:style-name="Standard"/>
      <text:p text:style-name="Standard">Notifications System</text:p>
      <text:p text:style-name="Standard">- Email notifications for due dates</text:p>
      <text:p text:style-name="Standard">- SMS reminders for overdue books</text:p>
      <text:p text:style-name="Standard">- Event-based notifications</text:p>
      <text:p text:style-name="Standard">- Configurable notification settings</text:p>
      <text:p text:style-name="Standard"/>
      <text:p text:style-name="Standard">User Roles &amp; Permissions</text:p>
      <text:p text:style-name="Standard">- Different access levels for staff</text:p>
      <text:p text:style-name="Standard">- Permission-based features</text:p>
      <text:p text:style-name="Standard">- Audit trails for operations</text:p>
      <text:p text:style-name="Standard">- Role management</text:p>
      <text:p text:style-name="Standard"/>
      <text:h text:style-name="Heading_20_4" text:outline-level="4">13.3 LONG-TERM ENHANCEMENTS</text:h>
      <text:p text:style-name="Standard"/>
      <text:p text:style-name="Standard">Mobile Application</text:p>
      <text:p text:style-name="Standard">- Android/iOS app for members</text:p>
      <text:p text:style-name="Standard">- Browse books from mobile</text:p>
      <text:p text:style-name="Standard">- Check due dates</text:p>
      <text:p text:style-name="Standard">- Renewal requests</text:p>
      <text:p text:style-name="Standard"/>
      <text:p text:style-name="Standard">Web Portal</text:p>
      <text:p text:style-name="Standard">- Web-based interface</text:p>
      <text:p text:style-name="Standard">- Online book reservations</text:p>
      <text:p text:style-name="Standard">- E-book integration</text:p>
      <text:p text:style-name="Standard"><text:soft-page-break/>- Digital resource management</text:p>
      <text:p text:style-name="Standard"/>
      <text:p text:style-name="Standard">Analytics Dashboard</text:p>
      <text:p text:style-name="Standard">- Usage statistics</text:p>
      <text:p text:style-name="Standard">- Circulation analysis</text:p>
      <text:p text:style-name="Standard">- Member behavior analysis</text:p>
      <text:p text:style-name="Standard">- Trend analysis</text:p>
      <text:p text:style-name="Standard">- Predictive insights</text:p>
      <text:p text:style-name="Standard"/>
      <text:p text:style-name="Standard">Integration Features</text:p>
      <text:p text:style-name="Standard">- Integration with student information system</text:p>
      <text:p text:style-name="Standard">- Automatic member creation from SIS</text:p>
      <text:p text:style-name="Standard">- Calendar integration</text:p>
      <text:p text:style-name="Standard">- Payment gateway for fines</text:p>
      <text:p text:style-name="Standard"/>
      <text:h text:style-name="Heading_20_4" text:outline-level="4">13.4 TECHNICAL ENHANCEMENTS</text:h>
      <text:p text:style-name="Standard"/>
      <text:p text:style-name="Standard">Caching</text:p>
      <text:p text:style-name="Standard">- Cache frequently accessed books</text:p>
      <text:p text:style-name="Standard">- Reduce file I/O operations</text:p>
      <text:p text:style-name="Standard">- In-memory caching layer</text:p>
      <text:p text:style-name="Standard"/>
      <text:p text:style-name="Standard">Performance Optimization</text:p>
      <text:p text:style-name="Standard">- Database indexing</text:p>
      <text:p text:style-name="Standard">- Query optimization</text:p>
      <text:p text:style-name="Standard">- Bulk operations</text:p>
      <text:p text:style-name="Standard">- Concurrent request handling</text:p>
      <text:p text:style-name="Standard"/>
      <text:p text:style-name="Standard">Security Enhancements</text:p>
      <text:p text:style-name="Standard">- Encryption for sensitive data</text:p>
      <text:p text:style-name="Standard">- User authentication (OAuth)</text:p>
      <text:p text:style-name="Standard">- Two-factor authentication</text:p>
      <text:p text:style-name="Standard">- Role-based access control</text:p>
      <text:p text:style-name="Standard"/>
      <text:p text:style-name="Standard">Logging &amp; Monitoring</text:p>
      <text:p text:style-name="Standard">- Comprehensive logging system</text:p>
      <text:p text:style-name="Standard">- Application monitoring</text:p>
      <text:p text:style-name="Standard">- Error tracking</text:p>
      <text:p text:style-name="Standard">- Performance metrics</text:p>
      <text:p text:style-name="Standard"/>
      <text:h text:style-name="Heading_20_4" text:outline-level="4">13.5 FEATURE ENHANCEMENTS</text:h>
      <text:p text:style-name="Standard"/>
      <text:p text:style-name="Standard">Book Reservations</text:p>
      <text:p text:style-name="Standard">- Members can reserve books</text:p>
      <text:p text:style-name="Standard">- Notification when available</text:p>
      <text:p text:style-name="Standard">- Reservation expiry</text:p>
      <text:p text:style-name="Standard"/>
      <text:p text:style-name="Standard">Batch Operations</text:p>
      <text:p text:style-name="Standard">- Import books from file</text:p>
      <text:p text:style-name="Standard">- Bulk member registration</text:p>
      <text:p text:style-name="Standard"><text:soft-page-break/>- Batch fine waivers</text:p>
      <text:p text:style-name="Standard"/>
      <text:p text:style-name="Standard">Fine Management</text:p>
      <text:p text:style-name="Standard">- Partial fine payment</text:p>
      <text:p text:style-name="Standard">- Fine waivers</text:p>
      <text:p text:style-name="Standard">- Late fee calculations</text:p>
      <text:p text:style-name="Standard">- Payment tracking</text:p>
      <text:p text:style-name="Standard"/>
      <text:p text:style-name="Standard">Reports</text:p>
      <text:p text:style-name="Standard">- Customizable reports</text:p>
      <text:p text:style-name="Standard">- Export to PDF/Excel</text:p>
      <text:p text:style-name="Standard">- Scheduled report generation</text:p>
      <text:p text:style-name="Standard">- Email report delivery</text:p>
      <text:p text:style-name="Standard"/>
      <text:h text:style-name="Heading_20_4" text:outline-level="4">13.6 SCALABILITY ENHANCEMENTS</text:h>
      <text:p text:style-name="Standard"/>
      <text:p text:style-name="Standard">Microservices Architecture</text:p>
      <text:p text:style-name="Standard">- Break into independent services</text:p>
      <text:p text:style-name="Standard">- API-based communication</text:p>
      <text:p text:style-name="Standard">- Distributed system</text:p>
      <text:p text:style-name="Standard"/>
      <text:p text:style-name="Standard">Cloud Deployment</text:p>
      <text:p text:style-name="Standard">- Deploy on AWS/Azure/GCP</text:p>
      <text:p text:style-name="Standard">- Auto-scaling capabilities</text:p>
      <text:p text:style-name="Standard">- Global accessibility</text:p>
      <text:p text:style-name="Standard"/>
      <text:p text:style-name="Standard">Multi-Tenant Support</text:p>
      <text:p text:style-name="Standard">- Multiple library branches</text:p>
      <text:p text:style-name="Standard">- Separate data per branch</text:p>
      <text:p text:style-name="Standard">- Consolidated reporting</text:p>
      <text:p text:style-name="Standard"/>
      <text:h text:style-name="Heading_20_4" text:outline-level="4">13.7 COMPLIANCE &amp; STANDARDS</text:h>
      <text:p text:style-name="Standard"/>
      <text:p text:style-name="Standard">ISO Compliance</text:p>
      <text:p text:style-name="Standard">- ISO/IEC 27001 for security</text:p>
      <text:p text:style-name="Standard">- ISO/IEC 25010 for quality</text:p>
      <text:p text:style-name="Standard"/>
      <text:p text:style-name="Standard">Accessibility</text:p>
      <text:p text:style-name="Standard">- WCAG compliance for web version</text:p>
      <text:p text:style-name="Standard">- Screen reader support</text:p>
      <text:p text:style-name="Standard">- Keyboard navigation</text:p>
      <text:p text:style-name="Standard"/>
      <text:p text:style-name="Standard">Data Protection</text:p>
      <text:p text:style-name="Standard">- GDPR compliance for EU</text:p>
      <text:p text:style-name="Standard">- Data privacy policies</text:p>
      <text:p text:style-name="Standard">- Right to deletion</text:p>
      <text:h text:style-name="P1" text:outline-level="3">14. REFERENCES</text:h>
      <text:p text:style-name="Standard"/>
      <text:h text:style-name="Heading_20_4" text:outline-level="4">14.1 JAVA DOCUMENTATION</text:h>
      <text:p text:style-name="Standard"/>
      <text:p text:style-name="Standard">[1] Oracle Java SE Documentation</text:p>
      <text:p text:style-name="Standard"><text:s text:c="4"/>https://docs.oracle.com/javase/8/docs/</text:p>
      <text:p text:style-name="Standard"><text:s text:c="4"/>Date Accessed: November 2025</text:p>
      <text:p text:style-name="Standard"/>
      <text:p text:style-name="Standard">[2] Java Collections Framework</text:p>
      <text:p text:style-name="Standard"><text:s text:c="4"/>https://docs.oracle.com/javase/8/docs/technotes/guides/collections/</text:p>
      <text:p text:style-name="Standard"><text:s text:c="4"/>Date Accessed: November 2025</text:p>
      <text:p text:style-name="Standard"/>
      <text:p text:style-name="Standard">[3] Java I/O Tutorial</text:p>
      <text:p text:style-name="Standard"><text:s text:c="4"/>https://docs.oracle.com/javase/tutorial/i18n/</text:p>
      <text:p text:style-name="Standard"><text:s text:c="4"/>Date Accessed: November 2025</text:p>
      <text:p text:style-name="Standard"/>
      <text:h text:style-name="Heading_20_4" text:outline-level="4">14.2 DESIGN PATTERNS</text:h>
      <text:p text:style-name="Standard"/>
      <text:p text:style-name="Standard">[4] Design Patterns: Elements of Reusable Object-Oriented Software</text:p>
      <text:p text:style-name="Standard"><text:s text:c="4"/>Authors: Gang of Four (Gamma, Helm, Johnson, Vlissides)</text:p>
      <text:p text:style-name="Standard"><text:s text:c="4"/>Publisher: Addison-Wesley, 1994</text:p>
      <text:p text:style-name="Standard"/>
      <text:p text:style-name="Standard">[5] Singleton Pattern</text:p>
      <text:p text:style-name="Standard"><text:s text:c="4"/>https://refactoring.guru/design-patterns/singleton</text:p>
      <text:p text:style-name="Standard"><text:s text:c="4"/>Date Accessed: November 2025</text:p>
      <text:p text:style-name="Standard"/>
      <text:p text:style-name="Standard">[6] Model-View-Controller (MVC) Pattern</text:p>
      <text:p text:style-name="Standard"><text:s text:c="4"/>https://www.oracle.com/java/technologies/mvc.html</text:p>
      <text:p text:style-name="Standard"><text:s text:c="4"/>Date Accessed: November 2025</text:p>
      <text:p text:style-name="Standard"/>
      <text:h text:style-name="Heading_20_4" text:outline-level="4">14.3 ARCHITECTURE PATTERNS</text:h>
      <text:p text:style-name="Standard"/>
      <text:p text:style-name="Standard">[7] Three-Tier Architecture</text:p>
      <text:p text:style-name="Standard"><text:s text:c="4"/>https://en.wikipedia.org/wiki/Three-tier_architecture</text:p>
      <text:p text:style-name="Standard"><text:s text:c="4"/>Date Accessed: November 2025</text:p>
      <text:p text:style-name="Standard"/>
      <text:p text:style-name="Standard">[8] Layered Architecture Pattern</text:p>
      <text:p text:style-name="Standard"><text:s text:c="4"/>https://www.baeldung.com/spring-layered-architecture</text:p>
      <text:p text:style-name="Standard"><text:s text:c="4"/>Date Accessed: November 2025</text:p>
      <text:p text:style-name="Standard"/>
      <text:h text:style-name="Heading_20_4" text:outline-level="4">14.4 JAVA BEST PRACTICES</text:h>
      <text:p text:style-name="Standard"/>
      <text:p text:style-name="Standard">[9] Effective Java</text:p>
      <text:p text:style-name="Standard"><text:s text:c="4"/>Author: Joshua Bloch</text:p>
      <text:p text:style-name="Standard"><text:s text:c="4"/>Edition: 3rd Edition</text:p>
      <text:p text:style-name="Standard"><text:s text:c="4"/>Publisher: Addison-Wesley, 2018</text:p>
      <text:p text:style-name="Standard"/>
      <text:p text:style-name="Standard"><text:soft-page-break/>[10] Clean Code: A Handbook of Agile Software Craftsmanship</text:p>
      <text:p text:style-name="Standard"><text:s text:c="4"/>Author: Robert C. Martin</text:p>
      <text:p text:style-name="Standard"><text:s text:c="4"/>Publisher: Prentice Hall, 2008</text:p>
      <text:p text:style-name="Standard"/>
      <text:p text:style-name="Standard">[11] Java Naming Conventions</text:p>
      <text:p text:style-name="Standard"><text:s text:c="4"/>https://docs.oracle.com/javase/tutorial/java/nutsandbolts/variables.html</text:p>
      <text:p text:style-name="Standard"><text:s text:c="4"/>Date Accessed: November 2025</text:p>
      <text:p text:style-name="Standard"/>
      <text:h text:style-name="Heading_20_4" text:outline-level="4">14.5 DATABASE &amp; FILE HANDLING</text:h>
      <text:p text:style-name="Standard"/>
      <text:p text:style-name="Standard">[12] Java File I/O</text:p>
      <text:p text:style-name="Standard"><text:s text:c="4"/>https://docs.oracle.com/javase/tutorial/i18n/</text:p>
      <text:p text:style-name="Standard"><text:s text:c="4"/>Date Accessed: November 2025</text:p>
      <text:p text:style-name="Standard"/>
      <text:p text:style-name="Standard">[13] Exception Handling in Java</text:p>
      <text:p text:style-name="Standard"><text:s text:c="4"/>https://docs.oracle.com/javase/tutorial/essential/exceptions/</text:p>
      <text:p text:style-name="Standard"><text:s text:c="4"/>Date Accessed: November 2025</text:p>
      <text:p text:style-name="Standard"/>
      <text:h text:style-name="Heading_20_4" text:outline-level="4">14.6 DEVELOPMENT TOOLS</text:h>
      <text:p text:style-name="Standard"/>
      <text:p text:style-name="Standard">[14] Git and GitHub Tutorial</text:p>
      <text:p text:style-name="Standard"><text:s text:c="4"/>https://github.com/git-tips/tips</text:p>
      <text:p text:style-name="Standard"><text:s text:c="4"/>Date Accessed: November 2025</text:p>
      <text:p text:style-name="Standard"/>
      <text:p text:style-name="Standard">[15] Java IDE: VS Code with Extension Pack for Java</text:p>
      <text:p text:style-name="Standard"><text:s text:c="4"/>https://code.visualstudio.com/docs/languages/java</text:p>
      <text:p text:style-name="Standard"><text:s text:c="4"/>Date Accessed: November 2025</text:p>
      <text:p text:style-name="Standard"/>
      <text:h text:style-name="Heading_20_4" text:outline-level="4">14.7 ACADEMIC RESOURCES</text:h>
      <text:p text:style-name="Standard"/>
      <text:p text:style-name="Standard">[16] VIT Bhopal University Academic Guidelines</text:p>
      <text:p text:style-name="Standard"><text:s text:c="4"/>Internal Document</text:p>
      <text:p text:style-name="Standard"/>
      <text:p text:style-name="Standard">[17] Course Material: Programming in Java</text:p>
      <text:p text:style-name="Standard"><text:s text:c="4"/>Instructor: [Professor Name]</text:p>
      <text:p text:style-name="Standard"><text:s text:c="4"/>VIT Bhopal University, 2025</text:p>
      <text:p text:style-name="Standard"/>
      <text:h text:style-name="Heading_20_4" text:outline-level="4">14.8 LIBRARIES &amp; FRAMEWORKS</text:h>
      <text:p text:style-name="Standard"/>
      <text:p text:style-name="Standard">[18] Java Streams API</text:p>
      <text:p text:style-name="Standard"><text:s text:c="4"/>https://docs.oracle.com/javase/8/docs/api/java/util/stream/Stream.html</text:p>
      <text:p text:style-name="Standard"><text:s text:c="4"/>Date Accessed: November 2025</text:p>
      <text:p text:style-name="Standard"/>
      <text:p text:style-name="Standard">[19] Java Date and Time API</text:p>
      <text:p text:style-name="Standard"><text:s text:c="4"/>https://docs.oracle.com/javase/8/docs/api/java/time/LocalDate.html</text:p>
      <text:p text:style-name="Standard"><text:s text:c="4"/>Date Accessed: November 2025</text:p>
      <text:p text:style-name="Standard"/>
      <text:p text:style-name="Standard">═══════════════════════════════════════════════════</text:p>
      <text:p text:style-name="Standard"><text:soft-page-break/></text:p>
      <text:h text:style-name="Heading_20_3" text:outline-level="3">APPENDIX: SOURCE CODE HIGHLIGHTS</text:h>
      <text:p text:style-name="Standard"/>
      <text:p text:style-name="Standard">Key Code Snippets:</text:p>
      <text:p text:style-name="Standard"/>
      <text:p text:style-name="Standard">A.1 Singleton FileHandler Implementation</text:p>
      <text:p text:style-name="Standard">A.2 Book Issue Transaction Flow</text:p>
      <text:p text:style-name="Standard">A.3 Fine Calculation Algorithm</text:p>
      <text:p text:style-name="Standard">A.4 Search Using Streams API</text:p>
      <text:p text:style-name="Standard">A.5 Input Validation with Regex</text:p>
      <text:p text:style-name="Standard"/>
      <text:p text:style-name="Standard">═══════════════════════════════════════════════════</text:p>
      <text:p text:style-name="Standard"/>
      <text:h text:style-name="Heading_20_3" text:outline-level="3">END OF REPORT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21:00:13.004281661</meta:creation-date>
    <dc:date>2025-11-24T02:23:07.318039150</dc:date>
    <meta:editing-duration>PT24M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42" meta:paragraph-count="1208" meta:word-count="5678" meta:character-count="41463" meta:non-whitespace-character-count="35873"/>
  </office:meta>
</office:document-meta>
</file>